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836cm" style:rel-column-width="14790*"/>
    </style:style>
    <style:style style:name="Tabela1.B" style:family="table-column">
      <style:table-column-properties style:column-width="13.162cm" style:rel-column-width="50745*"/>
    </style:style>
    <style:style style:name="Tabela1.A1" style:family="table-cell">
      <style:table-cell-properties fo:padding="0.097cm" fo:border-left="none" fo:border-right="0.002cm solid #000000" fo:border-top="none" fo:border-bottom="none"/>
    </style:style>
    <style:style style:name="Tabela1.B1" style:family="table-cell">
      <style:table-cell-properties fo:padding="0.097cm" fo:border="none"/>
    </style:style>
    <style:style style:name="Tabela1.A2" style:family="table-cell">
      <style:table-cell-properties fo:padding="0.097cm" fo:border-left="none" fo:border-right="0.002cm solid #000000" fo:border-top="0.002cm solid #000000" fo:border-bottom="none"/>
    </style:style>
    <style:style style:name="Tabela1.B2" style:family="table-cell">
      <style:table-cell-properties fo:padding="0.097cm" fo:border-left="none" fo:border-right="none" fo:border-top="0.002cm solid #000000" fo:border-bottom="none"/>
    </style:style>
    <style:style style:name="Tabela1.A3" style:family="table-cell">
      <style:table-cell-properties fo:padding="0.097cm" fo:border-left="none" fo:border-right="none" fo:border-top="0.002cm solid #000000" fo:border-bottom="0.002cm solid #000000"/>
    </style:style>
    <style:style style:name="Tabela1.B3" style:family="table-cell">
      <style:table-cell-properties fo:padding="0.097cm" fo:border-left="0.002cm solid #000000" fo:border-right="none" fo:border-top="0.002cm solid #000000" fo:border-bottom="0.002cm solid #000000"/>
    </style:style>
    <style:style style:name="Tabela1.A4" style:family="table-cell">
      <style:table-cell-properties fo:padding="0.097cm" fo:border-left="none" fo:border-right="none" fo:border-top="none" fo:border-bottom="0.002cm solid #000000"/>
    </style:style>
    <style:style style:name="Tabela1.B4" style:family="table-cell">
      <style:table-cell-properties fo:padding="0.097cm" fo:border-left="0.002cm solid #000000" fo:border-right="none" fo:border-top="none" fo:border-bottom="0.002cm solid #000000"/>
    </style:style>
    <style:style style:name="Tabela1.A5" style:family="table-cell">
      <style:table-cell-properties fo:padding="0.097cm" fo:border-left="none" fo:border-right="0.002cm solid #000000" fo:border-top="none" fo:border-bottom="0.002cm solid #000000"/>
    </style:style>
    <style:style style:name="Tabela2" style:family="table" style:master-page-name="">
      <style:table-properties style:width="16.999cm" style:page-number="0" table:align="margins"/>
    </style:style>
    <style:style style:name="Tabela2.A" style:family="table-column">
      <style:table-column-properties style:column-width="3.836cm" style:rel-column-width="14790*"/>
    </style:style>
    <style:style style:name="Tabela2.B" style:family="table-column">
      <style:table-column-properties style:column-width="13.162cm" style:rel-column-width="50745*"/>
    </style:style>
    <style:style style:name="Tabela2.A1" style:family="table-cell">
      <style:table-cell-properties fo:padding="0.097cm" fo:border-left="none" fo:border-right="0.002cm solid #000000" fo:border-top="none" fo:border-bottom="none"/>
    </style:style>
    <style:style style:name="Tabela2.B1" style:family="table-cell">
      <style:table-cell-properties fo:padding="0.097cm" fo:border="none"/>
    </style:style>
    <style:style style:name="Tabela2.A2" style:family="table-cell">
      <style:table-cell-properties fo:padding="0.097cm" fo:border-left="none" fo:border-right="0.002cm solid #000000" fo:border-top="0.002cm solid #000000" fo:border-bottom="none"/>
    </style:style>
    <style:style style:name="Tabela2.B2" style:family="table-cell">
      <style:table-cell-properties fo:padding="0.097cm" fo:border-left="none" fo:border-right="none" fo:border-top="0.002cm solid #000000" fo:border-bottom="none"/>
    </style:style>
    <style:style style:name="Tabela2.A3" style:family="table-cell">
      <style:table-cell-properties fo:padding="0.097cm" fo:border-left="none" fo:border-right="none" fo:border-top="0.002cm solid #000000" fo:border-bottom="0.002cm solid #000000"/>
    </style:style>
    <style:style style:name="Tabela2.B3" style:family="table-cell">
      <style:table-cell-properties fo:padding="0.097cm" fo:border-left="0.002cm solid #000000" fo:border-right="none" fo:border-top="0.002cm solid #000000" fo:border-bottom="0.002cm solid #000000"/>
    </style:style>
    <style:style style:name="Tabela2.A4" style:family="table-cell">
      <style:table-cell-properties fo:padding="0.097cm" fo:border-left="none" fo:border-right="none" fo:border-top="none" fo:border-bottom="0.002cm solid #000000"/>
    </style:style>
    <style:style style:name="Tabela2.B4" style:family="table-cell">
      <style:table-cell-properties fo:padding="0.097cm" fo:border-left="0.002cm solid #000000" fo:border-right="none" fo:border-top="none" fo:border-bottom="0.002cm solid #000000"/>
    </style:style>
    <style:style style:name="Tabela2.A5" style:family="table-cell">
      <style:table-cell-properties fo:padding="0.097cm" fo:border-left="none" fo:border-right="0.002cm solid #000000" fo:border-top="none" fo:border-bottom="0.002cm solid #000000"/>
    </style:style>
    <style:style style:name="Tabela3" style:family="table" style:master-page-name="">
      <style:table-properties style:width="16.999cm" style:page-number="0" table:align="margins"/>
    </style:style>
    <style:style style:name="Tabela3.A" style:family="table-column">
      <style:table-column-properties style:column-width="3.836cm" style:rel-column-width="14790*"/>
    </style:style>
    <style:style style:name="Tabela3.B" style:family="table-column">
      <style:table-column-properties style:column-width="13.162cm" style:rel-column-width="50745*"/>
    </style:style>
    <style:style style:name="Tabela3.A1" style:family="table-cell">
      <style:table-cell-properties fo:padding="0.097cm" fo:border-left="none" fo:border-right="0.002cm solid #000000" fo:border-top="none" fo:border-bottom="none"/>
    </style:style>
    <style:style style:name="Tabela3.B1" style:family="table-cell">
      <style:table-cell-properties fo:padding="0.097cm" fo:border="none"/>
    </style:style>
    <style:style style:name="Tabela3.A2" style:family="table-cell">
      <style:table-cell-properties fo:padding="0.097cm" fo:border-left="none" fo:border-right="0.002cm solid #000000" fo:border-top="0.002cm solid #000000" fo:border-bottom="none"/>
    </style:style>
    <style:style style:name="Tabela3.B2" style:family="table-cell">
      <style:table-cell-properties fo:padding="0.097cm" fo:border-left="none" fo:border-right="none" fo:border-top="0.002cm solid #000000" fo:border-bottom="none"/>
    </style:style>
    <style:style style:name="Tabela4" style:family="table" style:master-page-name="">
      <style:table-properties style:width="16.999cm" style:page-number="0" table:align="margins"/>
    </style:style>
    <style:style style:name="Tabela4.A" style:family="table-column">
      <style:table-column-properties style:column-width="3.836cm" style:rel-column-width="14790*"/>
    </style:style>
    <style:style style:name="Tabela4.B" style:family="table-column">
      <style:table-column-properties style:column-width="13.162cm" style:rel-column-width="50745*"/>
    </style:style>
    <style:style style:name="Tabela4.A1" style:family="table-cell">
      <style:table-cell-properties fo:padding="0.097cm" fo:border-left="none" fo:border-right="0.002cm solid #000000" fo:border-top="none" fo:border-bottom="none"/>
    </style:style>
    <style:style style:name="Tabela4.B1" style:family="table-cell">
      <style:table-cell-properties fo:padding="0.097cm" fo:border="none"/>
    </style:style>
    <style:style style:name="Tabela4.A2" style:family="table-cell">
      <style:table-cell-properties fo:padding="0.097cm" fo:border-left="none" fo:border-right="0.002cm solid #000000" fo:border-top="0.002cm solid #000000" fo:border-bottom="none"/>
    </style:style>
    <style:style style:name="Tabela4.B2" style:family="table-cell">
      <style:table-cell-properties fo:padding="0.097cm" fo:border-left="none" fo:border-right="none" fo:border-top="0.002cm solid #000000" fo:border-bottom="none"/>
    </style:style>
    <style:style style:name="Tabela5" style:family="table" style:master-page-name="">
      <style:table-properties style:width="16.999cm" style:page-number="0" table:align="margins"/>
    </style:style>
    <style:style style:name="Tabela5.A" style:family="table-column">
      <style:table-column-properties style:column-width="3.836cm" style:rel-column-width="14790*"/>
    </style:style>
    <style:style style:name="Tabela5.B" style:family="table-column">
      <style:table-column-properties style:column-width="13.162cm" style:rel-column-width="50745*"/>
    </style:style>
    <style:style style:name="Tabela5.A1" style:family="table-cell">
      <style:table-cell-properties fo:padding="0.097cm" fo:border-left="none" fo:border-right="0.002cm solid #000000" fo:border-top="none" fo:border-bottom="none"/>
    </style:style>
    <style:style style:name="Tabela5.B1" style:family="table-cell">
      <style:table-cell-properties fo:padding="0.097cm" fo:border="none"/>
    </style:style>
    <style:style style:name="Tabela5.A2" style:family="table-cell">
      <style:table-cell-properties fo:padding="0.097cm" fo:border-left="none" fo:border-right="0.002cm solid #000000" fo:border-top="0.002cm solid #000000" fo:border-bottom="none"/>
    </style:style>
    <style:style style:name="Tabela5.B2" style:family="table-cell">
      <style:table-cell-properties fo:padding="0.097cm" fo:border-left="none" fo:border-right="none" fo:border-top="0.002cm solid #000000" fo:border-bottom="none"/>
    </style:style>
    <style:style style:name="Tabela5.A3" style:family="table-cell">
      <style:table-cell-properties fo:padding="0.097cm" fo:border-left="none" fo:border-right="none" fo:border-top="0.002cm solid #000000" fo:border-bottom="0.002cm solid #000000"/>
    </style:style>
    <style:style style:name="Tabela5.B3" style:family="table-cell">
      <style:table-cell-properties fo:padding="0.097cm" fo:border-left="0.002cm solid #000000" fo:border-right="none" fo:border-top="0.002cm solid #000000" fo:border-bottom="0.002cm solid #000000"/>
    </style:style>
    <style:style style:name="Tabela6" style:family="table" style:master-page-name="">
      <style:table-properties style:width="16.999cm" style:page-number="0" table:align="margins"/>
    </style:style>
    <style:style style:name="Tabela6.A" style:family="table-column">
      <style:table-column-properties style:column-width="3.836cm" style:rel-column-width="14790*"/>
    </style:style>
    <style:style style:name="Tabela6.B" style:family="table-column">
      <style:table-column-properties style:column-width="13.162cm" style:rel-column-width="50745*"/>
    </style:style>
    <style:style style:name="Tabela6.A1" style:family="table-cell">
      <style:table-cell-properties fo:padding="0.097cm" fo:border-left="none" fo:border-right="0.002cm solid #000000" fo:border-top="none" fo:border-bottom="none"/>
    </style:style>
    <style:style style:name="Tabela6.B1" style:family="table-cell">
      <style:table-cell-properties fo:padding="0.097cm" fo:border="none"/>
    </style:style>
    <style:style style:name="Tabela6.A2" style:family="table-cell">
      <style:table-cell-properties fo:padding="0.097cm" fo:border-left="none" fo:border-right="0.002cm solid #000000" fo:border-top="0.002cm solid #000000" fo:border-bottom="none"/>
    </style:style>
    <style:style style:name="Tabela6.B2" style:family="table-cell">
      <style:table-cell-properties fo:padding="0.097cm" fo:border-left="none" fo:border-right="none" fo:border-top="0.002cm solid #000000" fo:border-bottom="none"/>
    </style:style>
    <style:style style:name="Tabela6.A3" style:family="table-cell">
      <style:table-cell-properties fo:padding="0.097cm" fo:border-left="none" fo:border-right="none" fo:border-top="0.002cm solid #000000" fo:border-bottom="0.002cm solid #000000"/>
    </style:style>
    <style:style style:name="Tabela6.B3" style:family="table-cell">
      <style:table-cell-properties fo:padding="0.097cm" fo:border-left="0.002cm solid #000000" fo:border-right="none" fo:border-top="0.002cm solid #000000" fo:border-bottom="0.002cm solid #000000"/>
    </style:style>
    <style:style style:name="Tabela6.A4" style:family="table-cell">
      <style:table-cell-properties fo:padding="0.097cm" fo:border-left="none" fo:border-right="none" fo:border-top="none" fo:border-bottom="0.002cm solid #000000"/>
    </style:style>
    <style:style style:name="Tabela6.B4"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Verdana2"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Verdana2" fo:font-size="10pt" fo:font-weight="bold" style:font-size-asian="8.75pt" style:font-weight-asian="bold" style:font-size-complex="10pt" style:font-weight-complex="bold"/>
    </style:style>
    <style:style style:name="P4"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Standard">
      <style:paragraph-properties fo:margin-left="7.223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7"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8" style:family="paragraph" style:parent-style-name="Text_20_body">
      <style:paragraph-properties fo:margin-left="0cm" fo:margin-right="0cm" fo:margin-top="0cm" fo:margin-bottom="0cm" fo:text-align="start" style:justify-single-word="false" fo:text-indent="0cm" style:auto-text-indent="false" fo:padding="0.25cm" fo:border-left="0.035cm solid #808080" fo:border-right="none" fo:border-top="none" fo:border-bottom="none"/>
      <style:text-properties style:font-name="Courier New1" fo:font-size="10pt" style:font-size-asian="10pt" style:font-size-complex="10pt"/>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margin-left="0cm" fo:margin-right="0cm" fo:text-align="justify" style:justify-single-word="false" fo:text-indent="1.3cm" style:auto-text-indent="false"/>
    </style:style>
    <style:style style:name="P11" style:family="paragraph" style:parent-style-name="Table_20_Contents">
      <style:paragraph-properties fo:text-align="justify" style:justify-single-word="false"/>
      <style:text-properties style:font-size-asian="10.5pt"/>
    </style:style>
    <style:style style:name="P12" style:family="paragraph" style:parent-style-name="Table_20_Contents">
      <style:paragraph-properties fo:text-align="justify" style:justify-single-word="false"/>
      <style:text-properties style:font-name="Courier New1" style:font-size-asian="10.5pt"/>
    </style:style>
    <style:style style:name="P13" style:family="paragraph" style:parent-style-name="Standard">
      <style:paragraph-properties fo:margin-left="0cm" fo:margin-right="0cm" fo:text-align="start" style:justify-single-word="false" fo:text-indent="0cm" style:auto-text-indent="false"/>
      <style:text-properties style:font-name="Times New Roman" fo:font-size="12pt" fo:font-weight="normal" style:font-size-asian="10.5pt" style:font-weight-asian="normal" style:font-size-complex="12pt" style:font-weight-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text-properties style:font-name="Times New Roman"/>
    </style:style>
    <style:style style:name="P17" style:family="paragraph" style:parent-style-name="Text_20_body">
      <style:paragraph-properties fo:text-align="end" style:justify-single-word="false"/>
      <style:text-properties style:font-name="Times New Roman"/>
    </style:style>
    <style:style style:name="P18" style:family="paragraph" style:parent-style-name="Text_20_body">
      <style:paragraph-properties fo:margin-left="0cm" fo:margin-right="0cm" fo:margin-top="0cm" fo:margin-bottom="0cm" fo:text-align="start" style:justify-single-word="false" fo:text-indent="0cm" style:auto-text-indent="false" fo:padding="0.25cm" fo:border-left="0.035cm solid #808080" fo:border-right="none" fo:border-top="none" fo:border-bottom="none"/>
      <style:text-properties style:font-name="Courier New1" fo:font-size="10pt" style:font-size-asian="10pt" style:font-size-complex="10pt"/>
    </style:style>
    <style:style style:name="P19" style:family="paragraph" style:parent-style-name="Text_20_body">
      <style:paragraph-properties fo:margin-left="0cm" fo:margin-right="0cm" fo:text-align="center" style:justify-single-word="false" fo:text-indent="0cm" style:auto-text-indent="false"/>
    </style:style>
    <style:style style:name="P20" style:family="paragraph" style:parent-style-name="Heading_20_2">
      <style:text-properties fo:font-style="italic" style:font-style-asian="italic" style:font-style-complex="italic"/>
    </style:style>
    <style:style style:name="P21" style:family="paragraph" style:parent-style-name="Heading_20_1">
      <style:text-properties fo:font-style="normal" style:font-style-asian="normal" style:font-style-complex="normal"/>
    </style:style>
    <style:style style:name="P22" style:family="paragraph" style:parent-style-name="Heading_20_1">
      <style:text-properties style:font-name="Verdana2"/>
    </style:style>
    <style:style style:name="P23" style:family="paragraph" style:parent-style-name="Table_20_Contents">
      <style:paragraph-properties fo:text-align="justify" style:justify-single-word="false"/>
      <style:text-properties style:font-name="Courier New1" style:font-size-asian="10.5pt"/>
    </style:style>
    <style:style style:name="P24" style:family="paragraph" style:parent-style-name="Table_20_Contents">
      <style:paragraph-properties fo:text-align="justify" style:justify-single-word="false"/>
      <style:text-properties style:font-size-asian="10.5pt"/>
    </style:style>
    <style:style style:name="P25" style:family="paragraph" style:parent-style-name="Kod">
      <style:text-properties fo:font-style="normal" style:font-style-asian="normal" style:font-style-complex="normal"/>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font-name="Courier New1"/>
    </style:style>
    <style:style style:name="T5" style:family="text">
      <style:text-properties style:font-name="Courier New1"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00000" fo:font-style="normal" style:text-underline-style="none" style:font-style-asian="normal" style:font-style-complex="normal"/>
    </style:style>
    <style:style style:name="T9" style:family="text">
      <style:text-properties fo:color="#000000" style:text-underline-style="none"/>
    </style:style>
    <style:style style:name="T10" style:family="text">
      <style:text-properties style:font-name="Courier New1"/>
    </style:style>
    <style:style style:name="T11" style:family="text">
      <style:text-properties style:font-name="Courier New1" style:font-name-asian="DejaVu Sans" style:font-name-complex="Tahoma"/>
    </style:style>
    <style:style style:name="T12" style:family="text">
      <style:text-properties style:font-name="Times New Roman" style:font-name-asian="DejaVu Sans" style:font-name-complex="Tahoma"/>
    </style:style>
    <style:style style:name="T13" style:family="text">
      <style:text-properties style:font-name-asian="DejaVu Sans" style:font-name-complex="Tahoma"/>
    </style:style>
    <style:style style:name="fr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iwice, 24.01.2010</text:p>
      <text:p text:style-name="P1"/>
      <text:p text:style-name="P1"/>
      <text:p text:style-name="P1"/>
      <text:p text:style-name="P1"/>
      <text:p text:style-name="P1"/>
      <text:p text:style-name="P2"/>
      <text:p text:style-name="P2"/>
      <text:p text:style-name="P2"/>
      <text:p text:style-name="P2"><text:line-break/></text:p>
      <text:p text:style-name="P2">Laboratorium Podstaw</text:p>
      <text:p text:style-name="P2">Programowania Komputerów</text:p>
      <text:p text:style-name="P3"/>
      <text:p text:style-name="P5">Temat:</text:p>
      <text:p text:style-name="P5">Interpreter języka skryptowego LOLCODE</text:p>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2">Autor</text:span><text:span text:style-name="T3">:</text:span> Leszek Godlewski</text:p>
      <text:p text:style-name="P6">Informatyka, sem. 1, gr. 1, sekcja 2</text:p>
      <text:p text:style-name="P6">ppk1-2</text:p>
      <text:p text:style-name="P6"><text:span text:style-name="T2">Prowadzący</text:span><text:span text:style-name="T3">:</text:span> mgr Tomasz Wojdyła</text:p>
      <text:p text:style-name="P7"/>
      <text:p text:style-name="P7"/>
      <text:p text:style-name="P7"/>
      <text:p text:style-name="P7"/>
      <text:p text:style-name="P7"/>
      <text:p text:style-name="P7"/>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text:soft-page-break/>Spis treści</text:p>
          </text:index-title>
          <text:p text:style-name="P26"><text:s/>1 Wstęp<text:tab/>3</text:p>
          <text:p text:style-name="P26"><text:s/>2 Analiza i projektowanie<text:tab/>3</text:p>
          <text:p text:style-name="P27"><text:s/>2.1 Ogólna architektura<text:tab/>3</text:p>
          <text:p text:style-name="P28"><text:s/>2.1.1 Zmienna<text:tab/>4</text:p>
          <text:p text:style-name="P27"><text:s/>2.2 Kompilator<text:tab/>4</text:p>
          <text:p text:style-name="P27"><text:s/>2.3 Interpreter<text:tab/>4</text:p>
          <text:p text:style-name="P26"><text:s/>3 Specyfikacja zewnętrzna<text:tab/>4</text:p>
          <text:p text:style-name="P26"><text:s/>4 Specyfikacja wewnętrzna<text:tab/>5</text:p>
          <text:p text:style-name="P27"><text:s/>4.1 Moduły<text:tab/>5</text:p>
          <text:p text:style-name="P27"><text:s/>4.2 Zmienne, funkcje i procedury globalne<text:tab/>6</text:p>
          <text:p text:style-name="P27"><text:s/>4.3 Klasy<text:tab/>7</text:p>
          <text:p text:style-name="P28"><text:s/>4.3.1 islip_var<text:tab/>7</text:p>
          <text:p text:style-name="P29"><text:s/>4.3.1.1 Metody publiczne<text:tab/>7</text:p>
          <text:p text:style-name="P29"><text:s/>4.3.1.2 Pola prywatne<text:tab/>7</text:p>
          <text:p text:style-name="P28"><text:s/>4.3.2 islip_interpreter<text:tab/>8</text:p>
          <text:p text:style-name="P29"><text:s/>4.3.2.1 Metody publiczne<text:tab/>8</text:p>
          <text:p text:style-name="P29"><text:s/>4.3.2.2 Pola prywatne<text:tab/>8</text:p>
          <text:p text:style-name="P28"><text:s/>4.3.3 islip_compiler<text:tab/>8</text:p>
          <text:p text:style-name="P29"><text:s/>4.3.3.1 Metody publiczne<text:tab/>8</text:p>
          <text:p text:style-name="P29"><text:s/>4.3.3.2 Metody prywatne<text:tab/>9</text:p>
          <text:p text:style-name="P29"><text:s/>4.3.3.3 Pola prywatne<text:tab/>9</text:p>
          <text:p text:style-name="P28"><text:s/>4.3.4 islip_parser<text:tab/>9</text:p>
          <text:p text:style-name="P29"><text:s/>4.3.4.1 Metody publiczne<text:tab/>10</text:p>
          <text:p text:style-name="P29"><text:s/>4.3.4.2 Metody prywatne<text:tab/>10</text:p>
          <text:p text:style-name="P29"><text:s/>4.3.4.3 Pola prywatne<text:tab/>10</text:p>
          <text:p text:style-name="P26"><text:s/>5 Wydruk<text:tab/>10</text:p>
          <text:p text:style-name="P26"><text:s/>6 Testowanie<text:tab/>11</text:p>
          <text:p text:style-name="P27"><text:s/>6.1 Dane testowe<text:tab/>11</text:p>
          <text:p text:style-name="P28"><text:s/>6.1.1 Hello World!<text:tab/>11</text:p>
          <text:p text:style-name="P28"><text:s/>6.1.2 Operacje logiczne i instrukcje sterujące przepływem programu<text:tab/>11</text:p>
          <text:p text:style-name="P28"><text:s/>6.1.3 Pętle<text:tab/>12</text:p>
          <text:p text:style-name="P28"><text:s/>6.1.4 Rozwiązywanie równania kwadratowego<text:tab/>12</text:p>
          <text:p text:style-name="P27"><text:s/>6.2 Wyniki<text:tab/>14</text:p>
          <text:p text:style-name="P26"><text:s/>7 Wnioski<text:tab/>14</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Wstęp</text:h>
      <text:p text:style-name="P10">W ramach mojego drugiego projektu na laboratorium PPK postanowiłem napisać interpreter języka skryptowego LOLCODE<text:note text:id="ftn1" text:note-class="footnote"><text:note-citation>1</text:note-citation><text:note-body><text:p text:style-name="Footnote">http://ww.lolcode.com/</text:p></text:note-body></text:note>. Język ten jest formą programistycznego żartu, zainspirowanego internetowym meme tzw. lolcatów<text:note text:id="ftn2" text:note-class="footnote"><text:note-citation>2</text:note-citation><text:note-body><text:p text:style-name="Footnote">http://pl.wikipedia.org/wiki/Lolcat</text:p></text:note-body></text:note>. Słowa kluczowe i konstrukcje składniowe dobrane są w taki sposób, by gotowe skrypty jak najbardziej przypominały napisy umieszczane na zdjęciach z lolcatami. Pomimo swego groteskowego charakteru jest to język bardzo funkcjonalny i możliwe jest rozwiązanie za jego pomocą nawet skomplikowanych problemów.</text:p>
      <text:p text:style-name="P10">Swój program nazwałem <text:span text:style-name="T6">islip</text:span> – jest to akronim od <text:span text:style-name="T6">IneQuation's Simple LOLCODE Interpreter in Pascal</text:span> (<text:span text:style-name="T6">IneQuation</text:span> to mój internetowy nick).</text:p>
      <text:h text:style-name="Heading_20_1" text:outline-level="1">Analiza i projektowanie</text:h>
      <text:h text:style-name="Heading_20_2" text:outline-level="2">Ogólna architektura</text:h>
      <text:p text:style-name="Text_20_body">Pierwszą decyzją, jaką musiałem podjąć było ustalenie ogólnej struktury programu. Po pierwsze postanowiłem skorzystać z filozofii programowania obiektowego, gdyż takie podejście do tematu wydawało mi się bardzo intuicyjne – pozwalało na łatwe przejście z przestrzeni problemu do przestrzeni rozwiązania. Po drugie doszedłem do wniosku, że dobrym pomysłem jest rozbić go na dwie zasadnicze części: <text:span text:style-name="T1">kompilator</text:span> i <text:span text:style-name="T1">interpreter</text:span>. Zadaniem pierwszego miało być przetworzenie tekstu skryptu w języku LOLCODE na tzw. kod bajtowy, który będzie następnie odczytywany i wykonywany przez interpreter. Rozwiązanie takie wybrałem, gdyż bezpośrednie interpretowanie odczytywanego tekstu byłoby zarówno kłopotliwe pod względem implementacji oraz wiązałoby się z pewnymi niepotrzebnymi narzutami. Dobrze problemy te ilustrują pętle, które wymagałyby powrotów do już odczytanych części tekstu i interpretowania ich na nowo, a jak wiadomo, operacje na łańcuchach znaków nie należą do najtańszych obliczeniowo. Dodatkowo konieczne byłoby przetrzymywanie całego kodu skryptu w pamięci, bądź duża ilość operacji związanych z dostępem do pliku.</text:p>
      <text:p text:style-name="Text_20_body">Wynikiem działania kompilatora powinny być dwie tablice, zawierające odpowiednio blok kodu bajtowego i blok danych. Używany przez program kod bajtowy miał składać się z kilkunastu-kilkudziesięciu rozkazów takich, jak operacje arytmetyczne czy logiczne, skoki warunkowe i bezwarunkowe czy operacje na stosie, pozwalających zaimplementować dowolną wysokopoziomową konstrukcję językową. Blok danych natomiast miałby zawierać wszystkie zmienne i stałe skryptu z przypisaną taką wartością, jaką mają podczas rozpoczęcia wykonywania skryptu. Warto zaznaczyć, że interpreter miał nie rozróżniać pomiędzy stałymi a zmiennymi, a nienaruszalność stałych miał gwarantować kompilator, generując odpowiedni kod. Jest to założenie pozwalające uprościć wiele operacji podczas kompilacji skryptu.</text:p>
      <text:p text:style-name="Text_20_body">Jak wspomniałem w poprzednim akapicie, kod bajtowy miał zawierać rozkazy operacji na stosie. Są one bardzo ważne, gdyż cała architektura programu została oparta o koncepcję maszyny stosu – przed wykonaniem jakiejkolwiek operacji arytmetycznej na stos muszą zostać położone jej operandy, a po jej wykonaniu zdjęty z niego wynik. Celem wykorzystania tej struktury danych było uproszczenie wykonywania zagnieżdżonych operacji arytmetyczno-logicznych.</text:p>
      <text:h text:style-name="Heading_20_3" text:outline-level="3">Zmienna</text:h>
      <text:p text:style-name="Text_20_body">Jeśli chodzi o bardziej szczegółowy opis założeń architektonicznych, chciałbym zacząć od opisania modułu zmiennej, gdyż miał on być szeroko wykorzystywany zarówno przez kompilator, jak i interpreter. W nomenklaturze mojego programu <text:span text:style-name="T6">zmienną</text:span> nazywam obiekt klasy <text:soft-page-break/><text:span text:style-name="T4">islip_variable</text:span>. Jest to nazwa może nieco myląca, gdyż tak naprawdę wcale nie musi być zmienną – obiekty tej klasy występują nie tylko w bloku danych (gdzie pełnią rolę zarówno faktycznych zmiennych, jak i stałych), ale także stanowią elementy stosu interpretera. Być może bardziej precyzyjnym określeniem byłaby komórka pamięci. Niezależnie od nazewnictwa, podstawowym założeniem, które klasa ta musiała spełniać, była możliwość przechowywania danych dowolnego potrzebnego typu. Poza tym w module zmiennej miał znaleźć się kod wykonujący faktyczne operacje arytmetyczno-logiczne oraz konwersji typów.</text:p>
      <text:h text:style-name="Heading_20_2" text:outline-level="2">Kompilator</text:h>
      <text:p text:style-name="Text_20_body">Z założenia jest to zdecydowanie najbardziej rozbudowany i złożony element programu. Tu wykonywana jest właściwa praca tłumaczenia tekstu skryptu na ciąg elementarnych rozkazów. Został on oparty o koncepcje parsera rekursywnego (tj. luźno odzwierciedlającego gramatykę formalną, jaką opisany jest język) oraz maszyny stanu (reakcje na kolejne słowa kluczowe są uzależnione od stanu, w którym program się znajduje).</text:p>
      <text:p text:style-name="Text_20_body">Główny algorytm działania kompilatora miał wykorzystywać fakt, że poszczególne elementy języka (słowa kluczowe, kolejne instrukcje, literały) oddzielone są od siebie znakami białych spacji. Miał więc pobierać kolejne tokeny (słowa) z tekstu skryptu i tłumaczyć je na elementarne rozkazy kodu bajtowego. Instrukcje wysokopoziomowe – pętle, instrukcje warunkowe – miały być implementowane z użyciem rozkazów skoku warunkowego oraz bezwarunkowego.</text:p>
      <text:h text:style-name="Heading_20_2" text:outline-level="2">Interpreter</text:h>
      <text:p text:style-name="Text_20_body">Praca tego modułu programu miała polegać na wykonaniu ciągu rozkazów wygenerowanego przez kompilator. Oprócz iterowania po kolejnych elementach tablicy kodu miał on także obsługiwać stos. Założenie, że trafiający do niego z kompilatora kod jest poprawny ma pozwolić na maksymalne uproszczenie jego struktury i zminimalizowanie sprawdzania błędów, tak, aby raz skompilowany kod był wykonywany jak najefektywniej i bez zbędnych narzutów.</text:p>
      <text:h text:style-name="Heading_20_1" text:outline-level="1">Specyfikacja zewnętrzna</text:h>
      <text:p text:style-name="P9">islip <text:span text:style-name="T7">jest narzędziem linii poleceń, co oznacza, że należy uruchomić go z terminala (systemy typu POSIX) lub wiersza poleceń (systemy z rodziny Windows). Przy wywołaniu go bez parametrów (lub z błędnymi parametrami) otrzymamy następujący komunikat pomocy:</text:span></text:p>
      <text:p text:style-name="P25">inequation@spearhead:~/uczelnia/ppk/islip$ ./islip</text:p>
      <text:p text:style-name="P25">islip - IneQuation's Simple LOLCODE Interpreter in Pascal</text:p>
      <text:p text:style-name="P25">Written by Leszek "IneQuation" Godlewski &lt;leszgod081@student.polsl.pl&gt;</text:p>
      <text:p text:style-name="P25">Usage: /home/inequation/uczelnia/ppk/islip/islip [OPTIONS] &lt;SCRIPT FILE&gt;</text:p>
      <text:p text:style-name="P25">Options:</text:p>
      <text:p text:style-name="P25"><text:s text:c="2"/>-g <text:s text:c="5"/>Output pseudo-assembly code for debugging</text:p>
      <text:p text:style-name="Kod"><text:a xlink:type="simple" xlink:href="mailto:inequation@spearhead"><text:span text:style-name="T8">inequation@spearhead</text:span></text:a><text:span text:style-name="T7">:~/uczelnia/ppk/islip$</text:span></text:p>
      <text:p text:style-name="P14">Jak widać, program przyjmuje jako argumenty opcje (jedyną możliwą opcją jest wypisanie kodu bajtowego w formie kodu pseudo-asemblera w celu tropienia błędów) oraz nazwę pliku ze skryptem.</text:p>
      <text:p text:style-name="Text_20_body"><text:span text:style-name="T7">W sprawie pisania skryptów w języku LOLCODE odsyłam do specyfikacji tego języka w wersji 1.2</text:span><text:span text:style-name="T7"><text:note text:id="ftn3" text:note-class="footnote"><text:note-citation>3</text:note-citation><text:note-body><text:p text:style-name="Footnote">http://lolcode.com/specs/1.2</text:p></text:note-body></text:note></text:span><text:span text:style-name="T7">, z jednym zastrzeżeniem. Niestety, z powodu ograniczeń czasowych nie byłem w stanie zaimplementować jej całej, jednakże odstępstwa od niej, na które sobie pozwoliłem, są stosunkowo niewielkie. Mianowicie:</text:span></text:p>
      <text:list xml:id="list1222041698" text:style-name="L1">
        <text:list-item>
          <text:p text:style-name="P15">brak obsługi funkcji,</text:p>
        </text:list-item>
        <text:list-item>
          <text:p text:style-name="P15">brak obsługi tablic (dla usprawiedliwienia dodam, że te nie zostały nawet dopracowane w <text:soft-page-break/>specyfikacji),</text:p>
        </text:list-item>
        <text:list-item>
          <text:p text:style-name="P15">brak obsługi niektórych sekwencji ucieczki z łańcuchów znaków, tj. wstawiania znaków wg nazwy unikodowej oraz wstawiania zawartości zmiennej,</text:p>
        </text:list-item>
        <text:list-item>
          <text:p text:style-name="P15">każde rzutowanie, jawne i niejawne, przebiega według zasad, które opisano w specyfikacji dla rzutowania jawnego, tj. interpreter nie zgłasza błędów, które wg specyfikacji powinien zgłaszać, zamiast tego ustawiając daną zmienną na pustą; jest to pewne uproszczenie, pozwalające na stosowania identycznego kodu w czasie kompilacji i wykonania oraz zrezygnowanie ze ściślejszej kontroli typów,</text:p>
        </text:list-item>
        <text:list-item>
          <text:p text:style-name="P15">słowo kluczowe <text:span text:style-name="T4">AN</text:span>, według specyfikacji opcjonalne w większości operatorów, jest bezwzględnie wymagane,</text:p>
        </text:list-item>
        <text:list-item>
          <text:p text:style-name="P15">nie jest możliwe włączanie zewnętrznych modułów do skryptu, oprócz <text:span text:style-name="T4">STDIO</text:span>.</text:p>
        </text:list-item>
      </text:list>
      <text:p text:style-name="P14">Pozostałe elementy specyfikacji są całkowicie wspierane.</text:p>
      <text:p text:style-name="P14">W razie napotkania błędów składniowych kompilator wyświetla komunikat, w którym podaje lokalizację kłopotliwego tokena jako numery wiersza i kolumny tekstu skryptu.</text:p>
      <text:h text:style-name="P21" text:outline-level="1">Specyfikacja wewnętrzna</text:h>
      <text:p text:style-name="Text_20_body"><text:span text:style-name="T7">Z powodu braku konceptu przestrzeni nazw w języku Pascal, w celu uporządkowania nazw symboli używam systemu prefiksów, czytanych od lewej do prawej. Prefiks </text:span><text:span text:style-name="T5">islip_</text:span><text:span text:style-name="T7"> oznacza element należący do globalnej przestrzeni nazw programu. Prefiksy na następnych poziomach oznaczają moduł, do którego należy symbol (np. </text:span><text:span text:style-name="T5">islip_cmp_</text:span><text:span text:style-name="T7"> dla modułu kompilatora) itd.</text:span></text:p>
      <text:h text:style-name="P20" text:outline-level="2">Moduły</text:h>
      <table:table table:name="Tabela1" table:style-name="Tabela1">
        <table:table-column table:style-name="Tabela1.A"/>
        <table:table-column table:style-name="Tabela1.B"/>
        <table:table-row>
          <table:table-cell table:style-name="Tabela1.A1" office:value-type="string">
            <text:p text:style-name="P12">islip</text:p>
          </table:table-cell>
          <table:table-cell table:style-name="Tabela1.B1" office:value-type="string">
            <text:p text:style-name="P11">Główny moduł, zawiera punkt wejścia programu oraz steruje jego wykonaniem.</text:p>
          </table:table-cell>
        </table:table-row>
        <table:table-row>
          <table:table-cell table:style-name="Tabela1.A2" office:value-type="string">
            <text:p text:style-name="P12">compiler</text:p>
          </table:table-cell>
          <table:table-cell table:style-name="Tabela1.B2" office:value-type="string">
            <text:p text:style-name="P11">Moduł kompilatora. Zawiera stosowne deklaracje typów, w tym głównego obiektu kompilatora, oraz implementację parsera gramatyki języka LOLCODE.</text:p>
          </table:table-cell>
        </table:table-row>
        <table:table-row>
          <table:table-cell table:style-name="Tabela1.A3" office:value-type="string">
            <text:p text:style-name="P12">interpreter</text:p>
          </table:table-cell>
          <table:table-cell table:style-name="Tabela1.B3" office:value-type="string">
            <text:p text:style-name="P11">Moduł interpretera kodu bajtowego. Wykonuje instrukcje elementarne.</text:p>
          </table:table-cell>
        </table:table-row>
        <table:table-row>
          <table:table-cell table:style-name="Tabela1.A4" office:value-type="string">
            <text:p text:style-name="P12">variable</text:p>
          </table:table-cell>
          <table:table-cell table:style-name="Tabela1.B4" office:value-type="string">
            <text:p text:style-name="P11">Moduł zmiennej – zawiera deklarację klasy <text:span text:style-name="T4">islip_variable</text:span> oraz implementację m. in. operacji arytmetycznych i logicznych.</text:p>
          </table:table-cell>
        </table:table-row>
        <table:table-row>
          <table:table-cell table:style-name="Tabela1.A5" office:value-type="string">
            <text:p text:style-name="P12">bytecode</text:p>
          </table:table-cell>
          <table:table-cell table:style-name="Tabela1.A4" office:value-type="string">
            <text:p text:style-name="P11">Moduł pełniący rolę pliku nagłówkowego. Zawiera deklarację typów oraz stałych opisujących postać kodu bajtowego.</text:p>
          </table:table-cell>
        </table:table-row>
        <table:table-row>
          <table:table-cell table:style-name="Tabela1.A5" office:value-type="string">
            <text:p text:style-name="P12">parser</text:p>
          </table:table-cell>
          <table:table-cell table:style-name="Tabela1.A4" office:value-type="string">
            <text:p text:style-name="P11">Moduł parsera. Właściwie bardziej precyzyjną nazwą byłby tokenizer, gdyż jego rola ogranicza się do wyławiania tokenów z tekstu skryptu. Zawiera deklarację interfejsu parsera oraz jego implementację.</text:p>
          </table:table-cell>
        </table:table-row>
        <table:table-row>
          <table:table-cell table:style-name="Tabela1.A5" office:value-type="string">
            <text:p text:style-name="P12">typedefs</text:p>
          </table:table-cell>
          <table:table-cell table:style-name="Tabela1.A4" office:value-type="string">
            <text:p text:style-name="P11">Moduł pomocniczy, stworzony dla własnej wygody. Jestem przyzwyczajony do rozwiązań z języka C, toteż zawiera on deklaracje pozwalające mi z niektórych z nich korzystać w Pascalu.</text:p>
          </table:table-cell>
        </table:table-row>
        <table:table-row>
          <table:table-cell table:style-name="Tabela1.A1" office:value-type="string">
            <text:p text:style-name="P12">convert</text:p>
          </table:table-cell>
          <table:table-cell table:style-name="Tabela1.B1" office:value-type="string">
            <text:p text:style-name="P11">Pomocniczy moduł napisany jako alternatywa dla bibliotecznej funkcji Pascala <text:span text:style-name="T4">StrToFloat</text:span>, która przy konwersji oczekuje separatora dziesiętnego specyficznego dla danych ustawień regionalnych. LOLCODE jako takiego separatora używa jedynie znaku kropki.</text:p>
          </table:table-cell>
        </table:table-row>
      </table:table>
      <text:h text:style-name="Heading_20_2" text:outline-level="2"><text:soft-page-break/>Zmienne, funkcje i procedury globalne</text:h>
      <text:p text:style-name="Text_20_body">Z powodu obiektowej architektury programu zmienne, funkcje i procedury globalne wykorzystywane są w minimalnym stopniu. Zmienne globalne charakteryzują się prefiksem <text:span text:style-name="T4">g_</text:span>.</text:p>
      <table:table table:name="Tabela2" table:style-name="Tabela2">
        <table:table-column table:style-name="Tabela2.A"/>
        <table:table-column table:style-name="Tabela2.B"/>
        <table:table-row>
          <table:table-cell table:style-name="Tabela2.A1" office:value-type="string">
            <text:p text:style-name="P12">g_options</text:p>
          </table:table-cell>
          <table:table-cell table:style-name="Tabela2.B1" office:value-type="string">
            <text:p text:style-name="P11">Rekord do przechowywania parametrów przekazanych z linii poleceń. Jego struktura wygląda następująco:</text:p>
            <text:p text:style-name="P8">islip_options <text:s text:c="2"/>= record</text:p>
            <text:p text:style-name="P8"><text:s text:c="8"/>script_fname <text:s text:c="3"/>: string;</text:p>
            <text:p text:style-name="P8"><text:s text:c="8"/>pseudoasm <text:s text:c="6"/>: boolean;</text:p>
            <text:p text:style-name="P8">end;</text:p>
          </table:table-cell>
        </table:table-row>
        <table:table-row>
          <table:table-cell table:style-name="Tabela2.A2" office:value-type="string">
            <text:p text:style-name="P12">g_script</text:p>
          </table:table-cell>
          <table:table-cell table:style-name="Tabela2.B2" office:value-type="string">
            <text:p text:style-name="P11">Uchwyt do pliku ze skryptem. Jest to zmienna typu <text:span text:style-name="T4">cfile</text:span>, co jest skrótem dla <text:span text:style-name="T4">file of char</text:span>.</text:p>
          </table:table-cell>
        </table:table-row>
        <table:table-row>
          <table:table-cell table:style-name="Tabela2.A3" office:value-type="string">
            <text:p text:style-name="P12">g_compiler</text:p>
          </table:table-cell>
          <table:table-cell table:style-name="Tabela2.B3" office:value-type="string">
            <text:p text:style-name="P11">Singleton klasy kompilatora, szerzej opisany w dalszej części dokumentacji.</text:p>
          </table:table-cell>
        </table:table-row>
        <table:table-row>
          <table:table-cell table:style-name="Tabela2.A4" office:value-type="string">
            <text:p text:style-name="P12">g_interpreter</text:p>
          </table:table-cell>
          <table:table-cell table:style-name="Tabela2.B4" office:value-type="string">
            <text:p text:style-name="P11">Singleton klasy interpretera, szerzej opisany w dalszej części dokumentacji.</text:p>
          </table:table-cell>
        </table:table-row>
        <table:table-row>
          <table:table-cell table:style-name="Tabela2.A5" office:value-type="string">
            <text:p text:style-name="P12">g_bytecode</text:p>
          </table:table-cell>
          <table:table-cell table:style-name="Tabela2.A4" office:value-type="string">
            <text:p text:style-name="P11">Tablica kodu bajtowego, domyślnie pusta, uzupełniana po kompilacji skryptu. Typ elementu tablicy to rekord <text:span text:style-name="T4">islip_inst</text:span>, który wygląda następująco:</text:p>
            <text:p text:style-name="P8">islip_inst <text:s text:c="5"/>= record</text:p>
            <text:p text:style-name="P8"><text:s text:c="8"/>inst <text:s text:c="7"/>: byte;</text:p>
            <text:p text:style-name="P8"><text:s text:c="8"/>arg <text:s text:c="8"/>: size_t;</text:p>
            <text:p text:style-name="P8">end;</text:p>
          </table:table-cell>
        </table:table-row>
        <table:table-row>
          <table:table-cell table:style-name="Tabela2.A1" office:value-type="string">
            <text:p text:style-name="P12">g_data</text:p>
          </table:table-cell>
          <table:table-cell table:style-name="Tabela2.B1" office:value-type="string">
            <text:p text:style-name="P11">Blok danych skryptu – tablica obiektów typu <text:span text:style-name="T5">islip_var</text:span>, szerzej opisanego w dalszej części dokumentacji. Domyślnie pusta, uzupełniana po kompilacji skryptu.</text:p>
          </table:table-cell>
        </table:table-row>
      </table:table>
      <text:h text:style-name="Heading_20_2" text:outline-level="2" text:is-list-header="true"/>
      <text:p text:style-name="Kod">function islip_parse_args : boolean;</text:p>
      <text:p text:style-name="Text_20_body">Funkcja parsująca argumenty linii poleceń. Zwraca <text:span text:style-name="T4">false</text:span> w przypadku błędnych argumentów.</text:p>
      <text:p text:style-name="Kod">procedure islip_print_help;</text:p>
      <text:p text:style-name="Text_20_body">Procedura wypisująca komunikat pomocy przedstawiony w rozdziale 3.</text:p>
      <text:p text:style-name="Kod">function islip_file_open : boolean;</text:p>
      <text:p text:style-name="Text_20_body">Funkcja otwierająca plik skryptu. Zwraca <text:span text:style-name="T4">false</text:span> w przypadku niepowodzenia.</text:p>
      <text:p text:style-name="Kod">procedure islip_file_close;</text:p>
      <text:p text:style-name="Text_20_body">Procedura zamykająca plik skryptu.</text:p>
      <text:p text:style-name="Kod">procedure islip_asm_print;</text:p>
      <text:p text:style-name="Text_20_body">Procedura wypisująca kod bajtowy w formie kodu pseudo-asemblera.</text:p>
      <text:h text:style-name="Heading_20_2" text:outline-level="2">Klasy</text:h>
      <text:h text:style-name="Heading_20_3" text:outline-level="3">islip_var</text:h>
      <text:p text:style-name="Text_20_body">Jest to klasa reprezentująca pojedynczą daną. Jej obiekty tworzą zarówno blok danych powstający w wyniku działania kompilatora, jak i stos interpretera.</text:p>
      <text:h text:style-name="Heading_20_4" text:outline-level="4">Metody publiczne</text:h>
      <text:p text:style-name="Kod">constructor create; overload;</text:p>
      <text:p text:style-name="Kod">constructor create(var v : islip_var); overload;</text:p>
      <text:p text:style-name="Kod">constructor create(i : int); overload;</text:p>
      <text:p text:style-name="Kod"><text:soft-page-break/>constructor create(f : float); overload;</text:p>
      <text:p text:style-name="Kod">constructor create(s : string); overload;</text:p>
      <text:p text:style-name="Kod">constructor create(b : boolean); overload;</text:p>
      <text:p text:style-name="Text_20_body">Konstruktory różnego typu zmiennych, w tym konstruktor kopiujący.</text:p>
      <text:p text:style-name="Kod">destructor destroy;</text:p>
      <text:p text:style-name="Text_20_body">Destruktor ogólnego przeznaczenia.</text:p>
      <text:p text:style-name="Kod">procedure copy(other : pislip_var);</text:p>
      <text:p text:style-name="Text_20_body">Procedura kopiująca wartość zmiennej <text:span text:style-name="T4">other</text:span> do danej zmiennej.</text:p>
      <text:p text:style-name="Kod">procedure echo(to_stderr : boolean);</text:p>
      <text:p text:style-name="Text_20_body">Procedura wypisująca wartość zmiennej na <text:span text:style-name="T4">stdout</text:span> (dla <text:span text:style-name="T4">to_stderr</text:span> równego <text:span text:style-name="T4">false</text:span>) lub <text:span text:style-name="T4">stderr</text:span> (<text:span text:style-name="T4">to_stderr</text:span> równe true).</text:p>
      <text:p text:style-name="Kod">function get_type : islip_type;</text:p>
      <text:p text:style-name="Text_20_body">Funkcja zwracająca zawartość prywatnego pola <text:span text:style-name="T4">m_type</text:span>.</text:p>
      <text:p text:style-name="Kod">function cast(target : islip_type) : boolean;</text:p>
      <text:p text:style-name="Text_20_body">Funkcja wykonująca rzutowanie danej zmiennej na typ <text:span text:style-name="T4">target</text:span>. Zwraca <text:span text:style-name="T4">false</text:span> w przypadku niepowodzenia (jedyna taka możliwość to wystąpienie wyjątku przy wywołaniu funkcji bibliotecznych z rodziny <text:span text:style-name="T4">StrTo*</text:span>).</text:p>
      <text:p text:style-name="Kod">function get_bool : boolean;</text:p>
      <text:p text:style-name="Text_20_body">Funkcja rzutująca wartość zmiennej na typ <text:span text:style-name="T4">VT_BOOL</text:span> i zwracająca wynik. Używana w celu szybkiego szacowania wartości wyrażeń przez interpreter przy skokach warunkowych.</text:p>
      <text:p text:style-name="Kod">function math(other : pislip_var; op : byte) : boolean;</text:p>
      <text:p text:style-name="Text_20_body">Funkcja wykonująca operację arytmetyczną na dwóch operandach. Pierwszym operandem (a zarazem miejscem zapisania wyniku) jest dana zmienna (<text:span text:style-name="T4">self</text:span>), drugim – <text:span text:style-name="T4">other</text:span>; <text:span text:style-name="T4">op</text:span> to kod rozkazu. Zwraca <text:span text:style-name="T4">false</text:span>, jeśli operandy są niewłaściwego typu lub przekazany zostanie nieprawidłowy kod rozkazu.</text:p>
      <text:p text:style-name="Kod">function logic(other : pislip_var; op : byte) : boolean;</text:p>
      <text:p text:style-name="Text_20_body">Funkcja wykonująca operację logiczną na dwóch operandach. Pierwszym operandem (a zarazem miejscem zapisania wyniku) jest dana zmienna (<text:span text:style-name="T4">self</text:span>), drugim – <text:span text:style-name="T4">other</text:span>; <text:span text:style-name="T4">op</text:span> to kod rozkazu. Zwraca <text:span text:style-name="T4">false</text:span>, jeśli operandy są niewłaściwego typu lub przekazany zostanie nieprawidłowy kod rozkazu.</text:p>
      <text:p text:style-name="Kod">procedure concat(other : pislip_var);</text:p>
      <text:p text:style-name="Text_20_body">Procedura łącząca łańcuchy znaków. Wynik zapisywany jest w danej zmiennej.</text:p>
      <text:p text:style-name="Kod">procedure reset_value;</text:p>
      <text:p text:style-name="Text_20_body">Procedura zwalniająca pamięć zajmowaną przez wartość zmiennej i ustawiająca ją na pustą.</text:p>
      <text:h text:style-name="Heading_20_4" text:outline-level="4">Pola prywatne</text:h>
      <text:p text:style-name="Standard"/>
      <table:table table:name="Tabela3" table:style-name="Tabela3">
        <table:table-column table:style-name="Tabela3.A"/>
        <table:table-column table:style-name="Tabela3.B"/>
        <table:table-row>
          <table:table-cell table:style-name="Tabela3.A1" office:value-type="string">
            <text:p text:style-name="P12">m_type</text:p>
          </table:table-cell>
          <table:table-cell table:style-name="Tabela3.B1" office:value-type="string">
            <text:p text:style-name="P11">Typ danej przechowywanej w obiekcie, służy do identyfikacji typu wskaźnika wartości. Jest to pole typu wyliczeniowego <text:span text:style-name="T4">islip_type</text:span>, może przyjmować wartości <text:span text:style-name="T4">VT_UNTYPED</text:span>, <text:span text:style-name="T4">VT_INT</text:span>, <text:span text:style-name="T4">VT_FLOAT</text:span>, <text:span text:style-name="T4">VT_BOOL</text:span> i <text:span text:style-name="T4">VT_STRING</text:span>.</text:p>
          </table:table-cell>
        </table:table-row>
        <table:table-row>
          <table:table-cell table:style-name="Tabela3.A2" office:value-type="string">
            <text:p text:style-name="P12">m_valptr</text:p>
          </table:table-cell>
          <table:table-cell table:style-name="Tabela3.B2" office:value-type="string">
            <text:p text:style-name="P11">Pole typu wskaźnikowego nietypowanego. W wypadku zmiennej pustej (<text:span text:style-name="T4">VT_UNTYPED</text:span>) przyjmuje wartość <text:span text:style-name="T4">nil</text:span>; dla każdego innego typu jest wskaźnikiem na zmienną odpowiadającego typu, zrzutowanym na wskaźnik nietypowany.</text:p>
          </table:table-cell>
        </table:table-row>
      </table:table>
      <text:h text:style-name="Heading_20_3" text:outline-level="3"><text:soft-page-break/>islip_interpreter</text:h>
      <text:p text:style-name="Text_20_body">Klasa implementująca singleton interpretera kodu bajtowego.</text:p>
      <text:h text:style-name="Heading_20_4" text:outline-level="4">Metody publiczne</text:h>
      <text:p text:style-name="Kod">constructor create(stack_size : size_t; var c : islip_bytecode; var d : islip_data);</text:p>
      <text:p text:style-name="Text_20_body">Konstruktor klasy. Parametr <text:span text:style-name="T4">stack_size</text:span> określa początkowy rozmiar stosu (jednostką jest komórka danych, czyli obiekt klasy <text:span text:style-name="T4">islip_var</text:span>), <text:span text:style-name="T4">c</text:span> jest referencją do tablicy kodu bajtowego, a <text:span text:style-name="T4">d</text:span> – do bloku danych, które należy zinterpretować.</text:p>
      <text:p text:style-name="Kod">destructor destroy; override;</text:p>
      <text:p text:style-name="Text_20_body">Destruktor ogólnego przeznaczenia.</text:p>
      <text:p text:style-name="Kod">procedure run;</text:p>
      <text:p text:style-name="Text_20_body">Procedura wykonująca kod bajtowy.</text:p>
      <text:h text:style-name="Heading_20_4" text:outline-level="4">Pola prywatne</text:h>
      <text:p text:style-name="Text_20_body"/>
      <table:table table:name="Tabela4" table:style-name="Tabela4">
        <table:table-column table:style-name="Tabela4.A"/>
        <table:table-column table:style-name="Tabela4.B"/>
        <table:table-row>
          <table:table-cell table:style-name="Tabela4.A1" office:value-type="string">
            <text:p text:style-name="P12">m_stack</text:p>
          </table:table-cell>
          <table:table-cell table:style-name="Tabela4.B1" office:value-type="string">
            <text:p text:style-name="P11">Obiekt klasy <text:span text:style-name="T4">islip_stack</text:span>, implementujący stos interpretera. Klasa ta ma bardzo prosty i intuicyjny interfejs oraz implementację, dlatego pozwoliłem ją sobie pominąć w implementacji.</text:p>
          </table:table-cell>
        </table:table-row>
        <table:table-row>
          <table:table-cell table:style-name="Tabela4.A2" office:value-type="string">
            <text:p text:style-name="P12">m_code</text:p>
          </table:table-cell>
          <table:table-cell table:style-name="Tabela4.B2" office:value-type="string">
            <text:p text:style-name="P11">Wskaźnik do bloku kodu bajtowego aktualnie przetwarzanego skryptu.</text:p>
          </table:table-cell>
        </table:table-row>
        <table:table-row>
          <table:table-cell table:style-name="Tabela4.A2" office:value-type="string">
            <text:p text:style-name="P12">m_data</text:p>
          </table:table-cell>
          <table:table-cell table:style-name="Tabela4.B2" office:value-type="string">
            <text:p text:style-name="P11">Wskaźnik do bloku danych aktualnie przetwarzanego skryptu.</text:p>
          </table:table-cell>
        </table:table-row>
      </table:table>
      <text:h text:style-name="Heading_20_3" text:outline-level="3">islip_compiler</text:h>
      <text:p text:style-name="Text_20_body">Klasa implementująca singleton kompilatora kodu </text:p>
      <text:h text:style-name="Heading_20_4" text:outline-level="4">Metody publiczne</text:h>
      <text:p text:style-name="Kod">constructor create(var input : cfile);</text:p>
      <text:p text:style-name="Text_20_body">Konstruktor klasy. Przyjmuje uchwyt do pliku skryptu jako argument.</text:p>
      <text:p text:style-name="Kod">destructor destroy; override;</text:p>
      <text:p text:style-name="Text_20_body">Destruktor ogólnego przeznaczenia.</text:p>
      <text:p text:style-name="Kod">function compile : boolean;</text:p>
      <text:p text:style-name="Text_20_body">Główna funkcja wykonująca kompilację skryptu. Zwraca false w razie niepowodzenia.</text:p>
      <text:p text:style-name="Kod">procedure get_products(var c : islip_bytecode; var d : islip_data);</text:p>
      <text:p text:style-name="Text_20_body">Procedura służąca do pobierania wyników kompilacji z kompilatora. Jest ona konieczna, gdyż kompilator wewnętrznie korzysta ze struktur dynamicznych – właśnie w tej procedurze są one konwertowane na struktury statyczne.</text:p>
      <text:h text:style-name="Heading_20_4" text:outline-level="4">Metody prywatne</text:h>
      <text:p text:style-name="Kod">function eval_statement(gtfo : pislip_cmp_ipcont) : boolean;</text:p>
      <text:p text:style-name="Text_20_body">Funkcja szacująca instrukcję złożoną zaczynającą się od następnego tokena. W wyniku jej działania w kontenerze kodu pojawiają się instrukcje kodu bajtowego, a w kontenerze danych – stałe i zmienne skryptu.</text:p>
      <text:p text:style-name="Text_20_body">Parametr <text:span text:style-name="T4">gtfo</text:span> służy do przekazania wskaźnika na pomocniczy obiekt kontenera instrukcji, który służy do wyskakiwania z pętli i jest on konieczny, by słowo kluczowe <text:span text:style-name="T4">GTFO</text:span> (odpowiednik <text:span text:style-name="T4">break</text:span>) działało w zagnieżdżonych instrukcjach. Jeśli funkcja nie jest wywoływana rekursywnie, <text:soft-page-break/>należy przekazać <text:span text:style-name="T4">nil</text:span>; jeśli natomiast jest, to należy przekazać dalej parametr, który otrzymano z instancji rodzica lub, jeśli rozpoczęta została nowa pętla, wskaźnik do obecnego kontenera instrukcji wyskakujących.</text:p>
      <text:p text:style-name="Text_20_body">Zwraca <text:span text:style-name="T4">false</text:span> przy błędzie składniowym.</text:p>
      <text:p text:style-name="Kod">function eval_expr : boolean;</text:p>
      <text:p text:style-name="Text_20_body">Funkcja szacująca wyrażenie zaczynające się od następnego tokena. W wyniku jej działania w kontenerach kodu i danych pojawiają się instrukcje, stałe i zmienne prowadzące do otrzymania na szczycie stosu wartości wyrażenia. Zwraca <text:span text:style-name="T4">false</text:span> przy błędzie składniowym.</text:p>
      <text:p text:style-name="Kod">function literal(token : string) : boolean;</text:p>
      <text:p text:style-name="Text_20_body">Funkcja parsująca dany token w poszukiwaniu literałów liczbowych lub logicznych. Zwraca <text:span text:style-name="T4">false</text:span>, gdy token nie jest żadnym z tych rodzajów literałów.</text:p>
      <text:p text:style-name="Kod">function variable_rvalue(id : string) : boolean;</text:p>
      <text:p text:style-name="Text_20_body">Funkcja parsująca prawą stronę instrukcji przypisania zmiennej. Została wyodrębniona, aby umożliwić wykorzystanie powtarzającego się kodu przy różnego rodzaju instrukcjach przypisania. Zwraca <text:span text:style-name="T4">false</text:span> przy błędzie składniowym.</text:p>
      <text:p text:style-name="Kod">function is_valid_ident(s : string) : boolean;</text:p>
      <text:p text:style-name="Text_20_body">Funkcja sprawdzająca, czy dany łańcuch znaków jest poprawnym identyfikatorem symbolu w języku LOLCODE, tj. czy składa się jedynie ze znaków alfabetu łacińskiego. Zwraca <text:span text:style-name="T4">false</text:span> jeśli tak nie jest.</text:p>
      <text:p text:style-name="Kod">procedure optimize(start : pislip_cmp_inst);</text:p>
      <text:p text:style-name="Text_20_body">Procedura optymalizująca kod bajtowy. Niestety, ze względu na brak czasu nie została zaimplementowana.</text:p>
      <text:h text:style-name="Heading_20_4" text:outline-level="4">Pola prywatne</text:h>
      <text:p text:style-name="Text_20_body"/>
      <table:table table:name="Tabela5" table:style-name="Tabela5">
        <table:table-column table:style-name="Tabela5.A"/>
        <table:table-column table:style-name="Tabela5.B"/>
        <table:table-row>
          <table:table-cell table:style-name="Tabela5.A1" office:value-type="string">
            <text:p text:style-name="P12">m_parser</text:p>
          </table:table-cell>
          <table:table-cell table:style-name="Tabela5.B1" office:value-type="string">
            <text:p text:style-name="P11">Obiekt klasy <text:span text:style-name="T4">islip_parser</text:span>, służący do pobierania z tekstu skryptu kolejnych tokenów. Klasa ta jest omówiona w dalszej części dokumentacji.</text:p>
          </table:table-cell>
        </table:table-row>
        <table:table-row>
          <table:table-cell table:style-name="Tabela5.A2" office:value-type="string">
            <text:p text:style-name="P12">m_vars</text:p>
          </table:table-cell>
          <table:table-cell table:style-name="Tabela5.B2" office:value-type="string">
            <text:p text:style-name="P11">Kontener danych skryptu, zawierający zmienne i stałe. Jest to prosta lista opakowana w klasę z metodami do wyszukiwania zmiennych po identyfikatorze.</text:p>
          </table:table-cell>
        </table:table-row>
        <table:table-row>
          <table:table-cell table:style-name="Tabela5.A3" office:value-type="string">
            <text:p text:style-name="P12">m_code</text:p>
          </table:table-cell>
          <table:table-cell table:style-name="Tabela5.B3" office:value-type="string">
            <text:p text:style-name="P11">Kontener kodu bajtowego. Jest to prosta lista opakowana w klasę.</text:p>
          </table:table-cell>
        </table:table-row>
        <table:table-row>
          <table:table-cell table:style-name="Tabela5.A1" office:value-type="string">
            <text:p text:style-name="P12">m_done</text:p>
          </table:table-cell>
          <table:table-cell table:style-name="Tabela5.B1" office:value-type="string">
            <text:p text:style-name="P11">Prosta logiczna flaga służąca zabezpieczeniu przed próbą pobrania wyników kompilacji przed jej dokonaniem.</text:p>
          </table:table-cell>
        </table:table-row>
      </table:table>
      <text:h text:style-name="Heading_20_3" text:outline-level="3">islip_parser</text:h>
      <text:p text:style-name="Text_20_body">Kolejna nieco niefortunnie dobrana nazwa. Bardziej precyzyjnie byłby nazwać tę klasę tokenizerem, gdyż służy ona do pobierania kolejnych tokenów z tekstu skryptu.</text:p>
      <text:h text:style-name="Heading_20_4" text:outline-level="4">Metody publiczne</text:h>
      <text:p text:style-name="Kod">constructor create(var input : cfile);</text:p>
      <text:p text:style-name="Text_20_body">Konstruktor klasy, przyjmujący uchwyt do pliku z tekstem skryptu jako argument.</text:p>
      <text:p text:style-name="Kod">function get_token(var s : string; var t : islip_parser_token_type) : boolean;</text:p>
      <text:p text:style-name="Text_20_body">Funkcja zwracająca następny token. Zapisuje go do parametru <text:span text:style-name="T4">s</text:span>, a jego typ (<text:span text:style-name="T4">TT_WS</text:span>, <text:span text:style-name="T4">TT_STRING</text:span> lub <text:span text:style-name="T4">TT_EXPR</text:span> – kolejno znak białej spacji, literał łańcuchowy lub słowo kluczowe języka) do <text:span text:style-name="T4">t</text:span>. Zwraca <text:span text:style-name="T4">false</text:span> przy błędach parsowania (np. przy próbie czytania poza końcem pliku).</text:p>
      <text:p text:style-name="Kod"><text:soft-page-break/>procedure unget_token;</text:p>
      <text:p text:style-name="Text_20_body">Procedura „przywraca” poprzedni token tak, aby można było go jeszcze raz odczytać funkcją <text:span text:style-name="T4">get_token</text:span> i ponownie zinterpretować (zwykle w innej części programu). Potrafi cofnąć się <text:span text:style-name="T4">TOKEN_HISTORY_SIZE</text:span> (stała w module <text:span text:style-name="T4">parser</text:span>) razy.</text:p>
      <text:p text:style-name="Kod">procedure get_pos(var row : size_t; var col : size_t);</text:p>
      <text:p text:style-name="Text_20_body">Pobiera pozycję kursora wskazującego na początek obecnego tokena w pliku. Funkcja użyteczna przy zgłaszaniu błędów składni skryptu.</text:p>
      <text:h text:style-name="Heading_20_4" text:outline-level="4">Metody prywatne</text:h>
      <text:p text:style-name="Kod">function comment : boolean;</text:p>
      <text:p text:style-name="Text_20_body">Funkcja pomocnicza obsługująca bloki komentarzy. Zwraca <text:span text:style-name="T4">false</text:span> w przypadku wykrycia niezamkniętego bloku komentarza wieloliniowego.</text:p>
      <text:h text:style-name="Heading_20_4" text:outline-level="4">Pola prywatne</text:h>
      <text:p text:style-name="Text_20_body"/>
      <table:table table:name="Tabela6" table:style-name="Tabela6">
        <table:table-column table:style-name="Tabela6.A"/>
        <table:table-column table:style-name="Tabela6.B"/>
        <table:table-row>
          <table:table-cell table:style-name="Tabela6.A1" office:value-type="string">
            <text:p text:style-name="P12">m_reader</text:p>
          </table:table-cell>
          <table:table-cell table:style-name="Tabela6.B1" office:value-type="string">
            <text:p text:style-name="P11">Obiekt klasy <text:span text:style-name="T4">islip_reader</text:span>, służący do pobierania z pliku tekstu skryptu kolejnych znaków. Klasa ta jest prostym opakowaniem operacji wejścia na pliku ze śledzeniem aktualnej pozycji kursora.</text:p>
          </table:table-cell>
        </table:table-row>
        <table:table-row>
          <table:table-cell table:style-name="Tabela6.A2" office:value-type="string">
            <text:p text:style-name="P12">m_row</text:p>
          </table:table-cell>
          <table:table-cell table:style-name="Tabela6.B2" office:value-type="string">
            <text:p text:style-name="P11">Zmienna typu <text:span text:style-name="T4">size_t</text:span> (32-bitowa liczba całkowita bez znaku) opisująca wiersz pliku, w którym znajduje się pierwszy znak ostatnio odczytanego tokena.</text:p>
          </table:table-cell>
        </table:table-row>
        <table:table-row>
          <table:table-cell table:style-name="Tabela6.A3" office:value-type="string">
            <text:p text:style-name="P12">m_col</text:p>
          </table:table-cell>
          <table:table-cell table:style-name="Tabela6.B3" office:value-type="string">
            <text:p text:style-name="P11">Zmienna typu <text:span text:style-name="T4">size_t</text:span> (32-bitowa liczba całkowita bez znaku) opisująca kolumnę pliku, w której znajduje się pierwszy znak ostatnio odczytanego tokena.</text:p>
          </table:table-cell>
        </table:table-row>
        <table:table-row>
          <table:table-cell table:style-name="Tabela6.A4" office:value-type="string">
            <text:p text:style-name="P12">m_undepth</text:p>
          </table:table-cell>
          <table:table-cell table:style-name="Tabela6.B4" office:value-type="string">
            <text:p text:style-name="P11">Zmienna typu <text:span text:style-name="T4">size_t</text:span> opisująca obecną głębokość cofnięcia historii tokenów. Każde wywołanie <text:span text:style-name="T4">get_token</text:span> zmniejsza ją o 1 (o ile jest większa od 0), a każde wywołanie <text:span text:style-name="T4">unget_token</text:span> zwiększa ją o 1.</text:p>
          </table:table-cell>
        </table:table-row>
        <table:table-row>
          <table:table-cell table:style-name="Tabela6.A4" office:value-type="string">
            <text:p text:style-name="P12">m_tokens</text:p>
          </table:table-cell>
          <table:table-cell table:style-name="Tabela6.B4" office:value-type="string">
            <text:p text:style-name="P11">Tablica łańcuchów znaków zawierająca historię odczytanych tokenów.</text:p>
          </table:table-cell>
        </table:table-row>
        <table:table-row>
          <table:table-cell table:style-name="Tabela6.A1" office:value-type="string">
            <text:p text:style-name="P12">m_types</text:p>
          </table:table-cell>
          <table:table-cell table:style-name="Tabela6.B1" office:value-type="string">
            <text:p text:style-name="P11">Tablica typów tokenów zawierająca typy tokenów w historii.</text:p>
          </table:table-cell>
        </table:table-row>
      </table:table>
      <text:h text:style-name="Heading_20_1" text:outline-level="1">Wydruk</text:h>
      <text:p text:style-name="Text_20_body">Ze względu na dużą objętość programu:</text:p>
      <text:p text:style-name="Kod">inequation@spearhead:~/uczelnia/ppk/islip$ ~/ohcount/bin/ohcount .</text:p>
      <text:p text:style-name="Kod">Examining 53 file(s)</text:p>
      <text:p text:style-name="Kod"/>
      <text:p text:style-name="Kod"><text:s text:c="26"/>Ohloh Line Count Summary</text:p>
      <text:p text:style-name="Kod"/>
      <text:p text:style-name="Kod">Language <text:s text:c="9"/>Files <text:s text:c="6"/>Code <text:s text:c="3"/>Comment <text:s/>Comment % <text:s text:c="5"/>Blank <text:s text:c="5"/>Total</text:p>
      <text:p text:style-name="Kod">---------------- <text:s/>----- <text:s/>--------- <text:s/>--------- <text:s/>--------- <text:s/>--------- <text:s/>---------</text:p>
      <text:p text:style-name="Kod">pascal <text:s text:c="15"/>8 <text:s text:c="6"/>2641 <text:s text:c="7"/>563 <text:s text:c="5"/>17.6% <text:s text:c="7"/>223 <text:s text:c="6"/>3427</text:p>
      <text:p text:style-name="Kod">xml <text:s text:c="18"/>1 <text:s text:c="7"/>175 <text:s text:c="9"/>0 <text:s text:c="6"/>0.0% <text:s text:c="9"/>0 <text:s text:c="7"/>175</text:p>
      <text:p text:style-name="Kod">make <text:s text:c="17"/>1 <text:s text:c="8"/>11 <text:s text:c="9"/>0 <text:s text:c="6"/>0.0% <text:s text:c="9"/>4 <text:s text:c="8"/>15</text:p>
      <text:p text:style-name="Kod">---------------- <text:s/>----- <text:s/>--------- <text:s/>--------- <text:s/>--------- <text:s/>--------- <text:s/>---------</text:p>
      <text:p text:style-name="Kod">Total <text:s text:c="15"/>10 <text:s text:c="6"/>2827 <text:s text:c="7"/>563 <text:s text:c="5"/>16.6% <text:s text:c="7"/>227 <text:s text:c="6"/>3617</text:p>
      <text:p text:style-name="Kod"><text:a xlink:type="simple" xlink:href="mailto:inequation@spearhead"><text:span text:style-name="T9">inequation@spearhead</text:span></text:a>:~/uczelnia/ppk/islip$</text:p>
      <text:p text:style-name="Text_20_body">...a więc 3427 linii kodu, zdecydowałem się nie zamieszczać go tutaj, a zamiast tego odesłać do publicznego repozytorium systemu kontroli wersji SVN, w którym znajduje się kod źródłowy:</text:p>
      <text:p text:style-name="P19"><text:a xlink:type="simple" xlink:href="http://code.assembla.com/iqpk/subversion/nodes/islip">http://code.assembla.com/iqpk/subversion/nodes/islip</text:a></text:p>
      <text:h text:style-name="Heading_20_1" text:outline-level="1"><text:soft-page-break/>Testowanie</text:h>
      <text:h text:style-name="Heading_20_2" text:outline-level="2">Dane testowe</text:h>
      <text:p text:style-name="Text_20_body">Program jest interpreterem języka skryptowego, a więc jego testowanie opiera się na uruchamianiu za jego pomocą skryptów. Oto kilka z tych, których ja użyłem do sprawdzenia poprawności implementacji (oczywiście wersja finalna interpretera potrafi każdy z nich bezbłędnie wykonać).</text:p>
      <text:h text:style-name="Heading_20_3" text:outline-level="3">Hello World!</text:h>
      <text:p text:style-name="Text_20_body">Klasyczny pierwszy program w dowolnym języku programowania. W LOLCODE wygląda on tak:</text:p>
      <text:p text:style-name="Kod">HAI</text:p>
      <text:p text:style-name="Kod">CAN HAS STDIO?</text:p>
      <text:p text:style-name="Kod">VISIBLE "HAI WORLD!"</text:p>
      <text:p text:style-name="Kod">KTHXBYE</text:p>
      <text:h text:style-name="Heading_20_3" text:outline-level="3">Operacje logiczne i instrukcje sterujące przepływem programu</text:h>
      <text:p text:style-name="Text_20_body">Zaimplementowanie tych właśnie elementów było dla mnie najtrudniejszym wyzwaniem w całym projekcie. Ich poprawność testowałem takim oto skryptem, który nosi ślady wprowadzanych w nim ciągle zmian mających na celu sprawdzanie różnych wariantów:</text:p>
      <text:p text:style-name="Kod">HAI</text:p>
      <text:p text:style-name="Kod">I HAS A f ITZ FAIL</text:p>
      <text:p text:style-name="Kod">I HAS A threefourteen ITZ 3.1</text:p>
      <text:p text:style-name="Kod">I HAS A pi ITZ 3.14159</text:p>
      <text:p text:style-name="Kod">I HAS A f ITZ EITHER OF NOT f AN NOT FAIL</text:p>
      <text:p text:style-name="Kod">BTW VISIBLE f</text:p>
      <text:p text:style-name="Kod">SUM OF 333 AN 333</text:p>
      <text:p text:style-name="Kod">VISIBLE IT</text:p>
      <text:p text:style-name="Kod">BOTH SAEM IT AN 666</text:p>
      <text:p text:style-name="Kod">O RLY?</text:p>
      <text:p text:style-name="Kod">YA RLY</text:p>
      <text:p text:style-name="Kod"><text:tab/>IT R FAIL BTW f</text:p>
      <text:p text:style-name="Kod"><text:tab/>O RLY?</text:p>
      <text:p text:style-name="Kod"><text:tab/>YA RLY</text:p>
      <text:p text:style-name="Kod"><text:tab/><text:tab/>VISIBLE "DABL TROO"</text:p>
      <text:p text:style-name="Kod"><text:tab/>MEBBE BOTH SAEM pi AN 3.14159</text:p>
      <text:p text:style-name="Kod"><text:tab/><text:tab/>VISIBLE "TROO AN I HAS PAI"</text:p>
      <text:p text:style-name="Kod"><text:tab/><text:tab/>VISIBLE pi</text:p>
      <text:p text:style-name="Kod"><text:tab/>NO WAI</text:p>
      <text:p text:style-name="Kod"><text:tab/><text:tab/>VISIBLE "ONE TROO"</text:p>
      <text:p text:style-name="Kod"><text:tab/>OIC</text:p>
      <text:p text:style-name="Kod">NO WAI</text:p>
      <text:p text:style-name="Kod"><text:tab/>VISIBLE "FALS"</text:p>
      <text:p text:style-name="Kod">OIC</text:p>
      <text:p text:style-name="Kod">IT R 123</text:p>
      <text:p text:style-name="Kod">WTF?</text:p>
      <text:p text:style-name="Kod"><text:s text:c="2"/>OMG 1</text:p>
      <text:p text:style-name="Kod"><text:s text:c="4"/>VISIBLE "OEN"</text:p>
      <text:p text:style-name="Kod"><text:s text:c="2"/>OMG 12</text:p>
      <text:p text:style-name="Kod"><text:s text:c="4"/>VISIBLE "TWELV"</text:p>
      <text:p text:style-name="Kod"><text:s text:c="2"/>OMGWTF</text:p>
      <text:p text:style-name="Kod"><text:s text:c="4"/>VISIBLE "ELSE"</text:p>
      <text:p text:style-name="Kod">OIC</text:p>
      <text:p text:style-name="Kod">KTHXBYE</text:p>
      <text:h text:style-name="Heading_20_3" text:outline-level="3"><text:soft-page-break/>Pętle</text:h>
      <text:p text:style-name="Text_20_body">Do sprawdzenia poprawności implementacji pętli napisałem skrypt wyznaczający metodą bisekcji pierwiastek kwadratowy dowolnej liczby:</text:p>
      <text:p text:style-name="Kod">HAI 1.2</text:p>
      <text:p text:style-name="Kod">CAN HAS STDIO?</text:p>
      <text:p text:style-name="Kod"/>
      <text:p text:style-name="Kod">VISIBLE "Give me a number to find the square root of::"</text:p>
      <text:p text:style-name="Kod">GIMMEH x</text:p>
      <text:p text:style-name="Kod">MAEK x A NUMBAR</text:p>
      <text:p text:style-name="Kod"/>
      <text:p text:style-name="Kod">BTW check if it's positive or 0</text:p>
      <text:p text:style-name="Kod"/>
      <text:p text:style-name="Kod">BOTH SAEM -1 AN BIGGR OF x AN -1</text:p>
      <text:p text:style-name="Kod">O RLY?</text:p>
      <text:p text:style-name="Kod"><text:tab/>YA RLY, INVISIBLE "Need a positve number or 0!"</text:p>
      <text:p text:style-name="Kod"><text:tab/>KTHX</text:p>
      <text:p text:style-name="Kod">OIC</text:p>
      <text:p text:style-name="Kod"/>
      <text:p text:style-name="Kod">I HAS A tmp ITZ x</text:p>
      <text:p text:style-name="Kod">I HAS A tmptwo ITZ 0</text:p>
      <text:p text:style-name="Kod">I HAS A space ITZ x</text:p>
      <text:p text:style-name="Kod">I HAS A i ITZ 0</text:p>
      <text:p text:style-name="Kod">IM IN YR LOOP UPPIN YR i TIL BOTH SAEM i AN 100</text:p>
      <text:p text:style-name="Kod"><text:tab/>tmptwo R PRODUKT OF tmp AN tmp</text:p>
      <text:p text:style-name="Kod"><text:tab/>BOTH SAEM x AN tmptwo</text:p>
      <text:p text:style-name="Kod"><text:tab/>O RLY? YA RLY, GTFO, OIC</text:p>
      <text:p text:style-name="Kod"/>
      <text:p text:style-name="Kod"><text:tab/>space R PRODUKT OF 0.5 AN space</text:p>
      <text:p text:style-name="Kod"/>
      <text:p text:style-name="Kod"><text:tab/>BOTH SAEM x AN SMALLR OF x AN tmptwo</text:p>
      <text:p text:style-name="Kod"><text:tab/>O RLY?</text:p>
      <text:p text:style-name="Kod"><text:tab/><text:tab/>YA RLY, tmp R DIFF OF tmp AN space</text:p>
      <text:p text:style-name="Kod"><text:tab/><text:tab/>NO WAI, tmp R SUM OF tmp AN space</text:p>
      <text:p text:style-name="Kod"><text:tab/>OIC</text:p>
      <text:p text:style-name="Kod">IM OUTTA YR LOOP</text:p>
      <text:p text:style-name="Kod">VISIBLE SMOOSH "The square root is " tmp "." MKAY</text:p>
      <text:p text:style-name="Kod"/>
      <text:p text:style-name="Kod">KTHXBYE</text:p>
      <text:h text:style-name="Heading_20_3" text:outline-level="3">Rozwiązywanie równania kwadratowego</text:h>
      <text:p text:style-name="Text_20_body">Wreszcie łącząc większość, jeśli nie wszystkie zaimplementowane elementy języka LOLCODE w jednym skrypcie powstał następujący kod, pozwalający rozwiązać równanie kwadratowe:</text:p>
      <text:p text:style-name="Kod">BTW Example script for solving quadratic equations; makes use of most, if not all language constructs in LOLCODE</text:p>
      <text:p text:style-name="Kod"/>
      <text:p text:style-name="Kod">HAI 1.2</text:p>
      <text:p text:style-name="Kod">CAN HAS STDIO?</text:p>
      <text:p text:style-name="Kod"/>
      <text:p text:style-name="Kod">VISIBLE "I'll solve a quadratic equation in the form y = ax^2 + bx + c."</text:p>
      <text:p text:style-name="Kod">VISIBLE "Enter the a coefficient::"</text:p>
      <text:p text:style-name="Kod">GIMMEH a</text:p>
      <text:p text:style-name="Kod">MAEK a A NUMBAR</text:p>
      <text:p text:style-name="Kod">VISIBLE "Enter the b coefficient::"</text:p>
      <text:p text:style-name="Kod">GIMMEH b</text:p>
      <text:p text:style-name="Kod">MAEK b A NUMBAR</text:p>
      <text:p text:style-name="Kod">VISIBLE "Enter the c coefficient::"</text:p>
      <text:p text:style-name="Kod">GIMMEH c</text:p>
      <text:p text:style-name="Kod">MAEK c A NUMBAR</text:p>
      <text:p text:style-name="Kod"><text:soft-page-break/></text:p>
      <text:p text:style-name="Kod">BTW a = 0 -&gt; linear</text:p>
      <text:p text:style-name="Kod">BOTH SAEM a AN 0, O RLY?</text:p>
      <text:p text:style-name="Kod"><text:tab/>YA RLY</text:p>
      <text:p text:style-name="Kod"><text:tab/><text:tab/>BOTH SAEM b AN 0, O RLY?</text:p>
      <text:p text:style-name="Kod"><text:tab/><text:tab/><text:tab/>YA RLY</text:p>
      <text:p text:style-name="Kod"><text:tab/><text:tab/><text:tab/><text:tab/>BTW b = 0 -&gt; constant</text:p>
      <text:p text:style-name="Kod"><text:tab/><text:tab/><text:tab/><text:tab/>BOTH SAEM c AN 0, O RLY?</text:p>
      <text:p text:style-name="Kod"><text:tab/><text:tab/><text:tab/><text:tab/>YA RLY, VISIBLE "Constant function y = 0 -&gt; any x is a solution"</text:p>
      <text:p text:style-name="Kod"><text:tab/><text:tab/><text:tab/><text:tab/>NO WAI, VISIBLE SMOOSH "Constant function y = " c " -&gt; no solution"</text:p>
      <text:p text:style-name="Kod"><text:tab/><text:tab/><text:tab/><text:tab/>OIC</text:p>
      <text:p text:style-name="Kod"><text:tab/><text:tab/><text:tab/>NO WAI</text:p>
      <text:p text:style-name="Kod"><text:tab/><text:tab/><text:tab/><text:tab/>BTW x = -c/b</text:p>
      <text:p text:style-name="Kod"><text:tab/><text:tab/><text:tab/><text:tab/>I HAS A x ITZ QUOSHUNT OF PRODUKT OF -1 AN c AN b</text:p>
      <text:p text:style-name="Kod"><text:tab/><text:tab/><text:tab/><text:tab/>VISIBLE SMOOSH "Linear function -&gt; 1 solution x = " x MKAY</text:p>
      <text:p text:style-name="Kod"><text:tab/><text:tab/>OIC</text:p>
      <text:p text:style-name="Kod"><text:tab/><text:tab/>KTHX</text:p>
      <text:p text:style-name="Kod">OIC</text:p>
      <text:p text:style-name="Kod"/>
      <text:p text:style-name="Kod">BTW quadratic function</text:p>
      <text:p text:style-name="Kod">I HAS A delta</text:p>
      <text:p text:style-name="Kod">delta R DIFF OF PRODUKT OF b AN b AN PRODUKT OF 4 AN PRODUKT OF a AN c</text:p>
      <text:p text:style-name="Kod">VISIBLE SMOOSH "delta = " delta MKAY</text:p>
      <text:p text:style-name="Kod"/>
      <text:p text:style-name="Kod">BTW take all negative values down to -1 so that we can use a switch later on</text:p>
      <text:p text:style-name="Kod">BOTH SAEM -1 AN BIGGR OF delta AN -1</text:p>
      <text:p text:style-name="Kod">O RLY?</text:p>
      <text:p text:style-name="Kod"><text:tab/>YA RLY, delta R -1</text:p>
      <text:p text:style-name="Kod">OIC</text:p>
      <text:p text:style-name="Kod"/>
      <text:p text:style-name="Kod">delta, WTF?</text:p>
      <text:p text:style-name="Kod"><text:tab/>OMG -1</text:p>
      <text:p text:style-name="Kod"><text:tab/><text:tab/>VISIBLE "Negative delta -&gt; equation has no solutions."</text:p>
      <text:p text:style-name="Kod"><text:tab/><text:tab/>GTFO</text:p>
      <text:p text:style-name="Kod"><text:tab/>OMG 0</text:p>
      <text:p text:style-name="Kod"><text:tab/><text:tab/>I HAS A x ITZ QUOSHUNT OF PRODUKT OF -1 AN b AN PRODUKT OF 2 AN a</text:p>
      <text:p text:style-name="Kod"><text:tab/><text:tab/>VISIBLE SMOOSH "Zero delta -&gt; 1 solution x0 = " x MKAY</text:p>
      <text:p text:style-name="Kod"><text:tab/><text:tab/>GTFO</text:p>
      <text:p text:style-name="Kod"><text:tab/>OMGWTF</text:p>
      <text:p text:style-name="Kod"><text:tab/><text:tab/>BTW calculate the square root of delta</text:p>
      <text:p text:style-name="Kod"><text:tab/><text:tab/>I HAS A tmp ITZ delta</text:p>
      <text:p text:style-name="Kod"><text:tab/><text:tab/>I HAS A tmptwo ITZ 0</text:p>
      <text:p text:style-name="Kod"><text:tab/><text:tab/>I HAS A space ITZ delta</text:p>
      <text:p text:style-name="Kod"><text:tab/><text:tab/>I HAS A i ITZ 0</text:p>
      <text:p text:style-name="Kod"><text:tab/><text:tab/>IM IN YR LOOP UPPIN YR i TIL BOTH SAEM i AN 100</text:p>
      <text:p text:style-name="Kod"><text:tab/><text:tab/><text:tab/>tmptwo R PRODUKT OF tmp AN tmp</text:p>
      <text:p text:style-name="Kod"><text:tab/><text:tab/><text:tab/>BOTH SAEM delta AN tmptwo</text:p>
      <text:p text:style-name="Kod"><text:tab/><text:tab/><text:tab/>O RLY? YA RLY, GTFO, OIC</text:p>
      <text:p text:style-name="Kod"/>
      <text:p text:style-name="Kod"><text:tab/><text:tab/><text:tab/>space R PRODUKT OF 0.5 AN space</text:p>
      <text:p text:style-name="Kod"/>
      <text:p text:style-name="Kod"><text:tab/><text:tab/><text:tab/>BOTH SAEM delta AN SMALLR OF delta AN tmptwo</text:p>
      <text:p text:style-name="Kod"><text:tab/><text:tab/><text:tab/>O RLY?</text:p>
      <text:p text:style-name="Kod"><text:tab/><text:tab/><text:tab/><text:tab/>YA RLY, tmp R DIFF OF tmp AN space</text:p>
      <text:p text:style-name="Kod"><text:tab/><text:tab/><text:tab/><text:tab/>NO WAI, tmp R SUM OF tmp AN space</text:p>
      <text:p text:style-name="Kod"><text:tab/><text:tab/><text:tab/>OIC</text:p>
      <text:p text:style-name="Kod"><text:tab/><text:tab/>IM OUTTA YR LOOP</text:p>
      <text:p text:style-name="Kod"><text:tab/><text:tab/>delta R tmp</text:p>
      <text:p text:style-name="Kod"/>
      <text:p text:style-name="Kod"><text:tab/><text:tab/>BTW x1 = (-b - sqrt(delta))/2a</text:p>
      <text:p text:style-name="Kod"><text:tab/><text:tab/>I HAS A xone ITZ QUOSHUNT OF DIFF OF PRODUKT OF b AN -1 AN delta AN <text:soft-page-break/>PRODUKT OF 2 AN a</text:p>
      <text:p text:style-name="Kod"><text:tab/><text:tab/>BTW x2 = (-b + sqrt(delta))/2a</text:p>
      <text:p text:style-name="Kod"><text:tab/><text:tab/>I HAS A xtwo ITZ QUOSHUNT OF SUM OF PRODUKT OF b AN -1 AN delta AN PRODUKT OF 2 AN a</text:p>
      <text:p text:style-name="Kod"><text:tab/><text:tab/>VISIBLE SMOOSH "Positive delta -&gt; 2 solutions x1 = " xone " x2 = " xtwo MKAY</text:p>
      <text:p text:style-name="Kod">OIC</text:p>
      <text:p text:style-name="Kod"/>
      <text:p text:style-name="Kod">KTHXBYE</text:p>
      <text:h text:style-name="Heading_20_2" text:outline-level="2">Wyniki</text:h>
      <text:p text:style-name="Text_20_body">Zapis przykładowej sesji z programem wykonującym skrypt do rozwiązywania równań kwadratowych:</text:p>
      <text:p text:style-name="Kod">inequation@spearhead:~/uczelnia/ppk/islip$ ./islip quad.lol</text:p>
      <text:p text:style-name="Kod">I'll solve a quadratic equation in the form y = ax^2 + bx + c.</text:p>
      <text:p text:style-name="Kod">Enter the a coefficient:</text:p>
      <text:p text:style-name="Kod">1</text:p>
      <text:p text:style-name="Kod">Enter the b coefficient:</text:p>
      <text:p text:style-name="Kod">8</text:p>
      <text:p text:style-name="Kod">Enter the c coefficient:</text:p>
      <text:p text:style-name="Kod">12</text:p>
      <text:p text:style-name="Kod">delta = 16</text:p>
      <text:p text:style-name="Kod">Positive delta -&gt; 2 solutions x1 = -6 x2 = -2</text:p>
      <text:p text:style-name="Kod"><text:a xlink:type="simple" xlink:href="mailto:inequation@spearhead"><text:span text:style-name="T9">inequation@spearhead</text:span></text:a>:~/uczelnia/ppk/islip$</text:p>
      <text:p text:style-name="Text_20_body">Jest to wynik prawidłowy, gdyż:</text:p>
      <text:p text:style-name="Text_20_body"><draw:frame draw:style-name="fr1" draw:name="Obiekt2" text:anchor-type="as-char" svg:width="2.783cm" svg:height="0.527cm" draw:z-index="1"><draw:object xlink:href="./Object 2" xlink:type="simple" xlink:show="embed" xlink:actuate="onLoad"/><draw:image xlink:href="./ObjectReplacements/Object 2" xlink:type="simple" xlink:show="embed" xlink:actuate="onLoad"/></draw:frame></text:p>
      <text:p text:style-name="Text_20_body"><text:span text:style-name="T12"><draw:frame draw:style-name="fr1" draw:name="Obiekt3" text:anchor-type="as-char" svg:width="5.071cm" svg:height="0.527cm" draw:z-index="2"><draw:object xlink:href="./Object 3" xlink:type="simple" xlink:show="embed" xlink:actuate="onLoad"/><draw:image xlink:href="./ObjectReplacements/Object 3" xlink:type="simple" xlink:show="embed" xlink:actuate="onLoad"/></draw:frame></text:span></text:p>
      <text:p text:style-name="Text_20_body"><text:span text:style-name="T12"><draw:frame draw:style-name="fr1" draw:name="Obiekt1" text:anchor-type="as-char" svg:width="1.371cm" svg:height="0.503cm" draw:z-index="0"><draw:object xlink:href="./Object 1" xlink:type="simple" xlink:show="embed" xlink:actuate="onLoad"/><draw:image xlink:href="./ObjectReplacements/Object 1" xlink:type="simple" xlink:show="embed" xlink:actuate="onLoad"/></draw:frame></text:span></text:p>
      <text:p text:style-name="Text_20_body"><text:span text:style-name="T12"><draw:frame draw:style-name="fr1" draw:name="Obiekt4" text:anchor-type="as-char" svg:width="2.995cm" svg:height="0.997cm" draw:z-index="3"><draw:object xlink:href="./Object 4" xlink:type="simple" xlink:show="embed" xlink:actuate="onLoad"/><draw:image xlink:href="./ObjectReplacements/Object 4" xlink:type="simple" xlink:show="embed" xlink:actuate="onLoad"/></draw:frame></text:span></text:p>
      <text:p text:style-name="Text_20_body"><text:span text:style-name="T12"><draw:frame draw:style-name="fr1" draw:name="Obiekt5" text:anchor-type="as-char" svg:width="3.011cm" svg:height="0.998cm" draw:z-index="4"><draw:object xlink:href="./Object 5" xlink:type="simple" xlink:show="embed" xlink:actuate="onLoad"/><draw:image xlink:href="./ObjectReplacements/Object 5" xlink:type="simple" xlink:show="embed" xlink:actuate="onLoad"/></draw:frame></text:span></text:p>
      <text:h text:style-name="P22" text:outline-level="1"><text:span text:style-name="T13">Wnioski</text:span></text:h>
      <text:p text:style-name="P16"><text:span text:style-name="T13">Napisanie interpretera języka skryptowego było dość ambitnym przedsięwzięciem. Początkowo nie zdawałem sobie sprawy z problemów, jakimi staną się niektóre aspekty tego języka i chociaż zrealizowałem zdecydowaną większość stawianych na początku założeń, to i tak napotkałem na pewne trudności. Obrana na początku architektura generalnie okazała się nad wyraz trafna, aczkolwiek została poddana próbie w dwóch miejscach.</text:span></text:p>
      <text:p text:style-name="P16"><text:span text:style-name="T13">Na pierwsze poważne problemy natrafiłem przy instrukcjach wyskakiwania z pętli zagnieżdżonych w innych blokach, np. instrukcji warunkowych. Rekursywna architektura najzwyczajniej nie pozwalała na przekazanie w dół stosu odpowiedniej informacji o napotkaniu słowa kluczowego </text:span><text:span text:style-name="T11">GTFO</text:span><text:span text:style-name="T13">, powodującego skok za pętlę. Problem jednak udało mi się rozwiązać, co prawda niezbyt elegancko, przekazując jako parametr do metody </text:span><text:span text:style-name="T11">eval_statement</text:span><text:span text:style-name="T13"> kompilatora wskaźnik na kontener instrukcji skoku, których pola argumentów mają zostać wypełnione adresem pierwszej instrukcji za pętlą.</text:span></text:p>
      <text:p text:style-name="P16"><text:span text:style-name="T13">Nieco bardziej złożony problem, wymagający gruntownego przeprojektowania części interpretera związanej z dostępem do danych, napotkałem przy pierwszych próbach zmierzenia się z implementacją funkcji. O ile skoki do odpowiednich części kodu i powroty mogą być w obecnej architekturze łatwo zrealizowane (wstawianie na stos śladu, przekazywanie argumentów i wartości </text:span><text:soft-page-break/><text:span text:style-name="T13">zwracanych przez funkcje przez stos itd.), to nie przewiduje ona odpowiednika ramki na stosie, w związku z czym nie jest możliwe zapewnienie funkcjom wyłącznego dostępu do swoich lokalnych zmiennych. Na rozwiązanie tego problemu nie starczyło mi już niestety czasu.</text:span></text:p>
      <text:p text:style-name="P16"><text:span text:style-name="T13">Niemniej jednak ze stanu końcowego jestem zadowolony, gdyż mimo, że pisałem w języku, który jest dla mnie nienaturalny i niewygodny, to udało mi się stworzyć dość rozbudowany program, który spełnia swój cel.</text:span></text:p>
      <text:p text:style-name="P16"><text:span text:style-name="T13"/></text:p>
      <text:p text:style-name="P17"><text:span text:style-name="T13">Leszek Godlew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Negreta" style:font-family-generic="swiss" style:font-pitch="variable"/>
    <style:font-face style:name="Verdana1" svg:font-family="Verdana" style:font-adornments="Negreta cursiv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1.3cm"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er" style:next-style-name="Text_20_body" style:default-outline-level="1" style:class="text">
      <style:text-properties style:font-name="Verdana"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er" style:next-style-name="Text_20_body" style:default-outline-level="2" style:class="text">
      <style:text-properties style:font-name="Verdana1"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Verdana" fo:font-size="14pt" fo:font-weight="bold" style:font-size-asian="14pt" style:font-weight-asian="bold" style:font-size-complex="14pt" style:font-weight-complex="bold"/>
    </style:style>
    <style:style style:name="Kod" style:family="paragraph" style:parent-style-name="Text_20_body" style:next-style-name="Text_20_body" style:class="text" style:master-page-name="">
      <style:paragraph-properties fo:margin-left="0cm" fo:margin-right="0cm" fo:margin-top="0cm" fo:margin-bottom="0cm" fo:line-height="100%" fo:text-align="start" style:justify-single-word="false" fo:text-indent="0cm" style:auto-text-indent="false" style:page-number="auto" fo:padding="0.25cm" fo:border-left="0.035cm solid #808080" fo:border-right="none" fo:border-top="none" fo:border-bottom="none"/>
      <style:text-properties style:font-name="Courier New"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er" style:next-style-name="Text_20_body" style:default-outline-level="4" style:class="text">
      <style:text-properties style:font-name="Verdana1" fo:font-size="85%" fo:font-style="italic"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style:font-name="Verdana"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3T20:24:15</meta:creation-date>
    <dc:date>2010-01-24T20:26:14</dc:date>
    <meta:editing-duration>PT13H31M42S</meta:editing-duration>
    <meta:editing-cycles>37</meta:editing-cycles>
    <meta:generator>OpenOffice.org/3.1$Linux OpenOffice.org_project/310m19$Build-9420</meta:generator>
    <meta:document-statistic meta:table-count="6" meta:image-count="0" meta:object-count="5" meta:page-count="15" meta:paragraph-count="436" meta:word-count="3988" meta:character-count="28125"/>
  </office:meta>
</office:document-meta>
</file>

<file path=Object 1/content.xml><?xml version="1.0" encoding="utf-8"?>
<!DOCTYPE math  PUBLIC '-//OpenOffice.org//DTD Modified W3C MathML 1.01//EN'  'math.dtd'>
<math:math xmlns:math="http://www.w3.org/1998/Math/MathML">
  <math:semantics>
    <math:mrow>
      <math:msqrt>
        <math:mo math:stretchy="false">Δ</math:mo>
      </math:msqrt>
      <math:mo math:stretchy="false">=</math:mo>
      <math:mn>4</math:mn>
    </math:mrow>
    <math:annotation math:encoding="StarMath 5.0">sqrt{%DELTA} = 4</math:annotation>
  </math:semantics>
</math:math>
</file>

<file path=Object 2/content.xml><?xml version="1.0" encoding="utf-8"?>
<!DOCTYPE math  PUBLIC '-//OpenOffice.org//DTD Modified W3C MathML 1.01//EN'  'math.dtd'>
<math:math xmlns:math="http://www.w3.org/1998/Math/MathML">
  <math:semantics>
    <math:mrow>
      <math:mrow>
        <math:msup>
          <math:mi>x</math:mi>
          <math:mn>2</math:mn>
        </math:msup>
        <math:mo math:stretchy="false">+</math:mo>
        <math:mn>8</math:mn>
      </math:mrow>
      <math:mrow>
        <math:mrow>
          <math:mi>x</math:mi>
          <math:mo math:stretchy="false">+</math:mo>
          <math:mn>12</math:mn>
        </math:mrow>
        <math:mo math:stretchy="false">=</math:mo>
        <math:mn>0</math:mn>
      </math:mrow>
    </math:mrow>
    <math:annotation math:encoding="StarMath 5.0">x^2 + 8 x + 12 = 0</math:annotation>
  </math:semantics>
</math:math>
</file>

<file path=Object 3/content.xml><?xml version="1.0" encoding="utf-8"?>
<!DOCTYPE math  PUBLIC '-//OpenOffice.org//DTD Modified W3C MathML 1.01//EN'  'math.dtd'>
<math:math xmlns:math="http://www.w3.org/1998/Math/MathML">
  <math:semantics>
    <math:mrow>
      <math:mrow>
        <math:mo math:stretchy="false">Δ</math:mo>
        <math:mo math:stretchy="false">=</math:mo>
        <math:msup>
          <math:mn>8</math:mn>
          <math:mn>2</math:mn>
        </math:msup>
      </math:mrow>
      <math:mi>–</math:mi>
      <math:mrow>
        <math:mrow>
          <math:mrow>
            <math:mrow>
              <math:mn>4</math:mn>
              <math:mo math:stretchy="false">⋅</math:mo>
              <math:mn>1</math:mn>
            </math:mrow>
            <math:mo math:stretchy="false">⋅</math:mo>
            <math:mn>12</math:mn>
          </math:mrow>
          <math:mo math:stretchy="false">=</math:mo>
          <math:mrow>
            <math:mn>64</math:mn>
            <math:mo math:stretchy="false">−</math:mo>
            <math:mn>48</math:mn>
          </math:mrow>
        </math:mrow>
        <math:mo math:stretchy="false">=</math:mo>
        <math:mn>16</math:mn>
      </math:mrow>
    </math:mrow>
    <math:annotation math:encoding="StarMath 5.0">%DELTA = 8^2 – 4 cdot 1 cdot 12 = 64 - 48 = 16</math:annotation>
  </math:semantics>
</math:math>
</file>

<file path=Object 4/content.xml><?xml version="1.0" encoding="utf-8"?>
<!DOCTYPE math  PUBLIC '-//OpenOffice.org//DTD Modified W3C MathML 1.01//EN'  'math.dtd'>
<math:math xmlns:math="http://www.w3.org/1998/Math/MathML">
  <math:semantics>
    <math:mrow>
      <math:mrow>
        <math:msub>
          <math:mi>x</math:mi>
          <math:mn>1</math:mn>
        </math:msub>
        <math:mo math:stretchy="false">=</math:mo>
        <math:mfrac>
          <math:mrow>
            <math:mrow>
              <math:mo math:stretchy="false">−</math:mo>
              <math:mn>8</math:mn>
            </math:mrow>
            <math:mo math:stretchy="false">−</math:mo>
            <math:mn>4</math:mn>
          </math:mrow>
          <math:mn>2</math:mn>
        </math:mfrac>
      </math:mrow>
      <math:mo math:stretchy="false">=</math:mo>
      <math:mrow>
        <math:mo math:stretchy="false">−</math:mo>
        <math:mn>6</math:mn>
      </math:mrow>
    </math:mrow>
    <math:annotation math:encoding="StarMath 5.0">x_1 = {-8 - 4} over {2} = -6</math:annotation>
  </math:semantics>
</math:math>
</file>

<file path=Object 5/content.xml><?xml version="1.0" encoding="utf-8"?>
<!DOCTYPE math  PUBLIC '-//OpenOffice.org//DTD Modified W3C MathML 1.01//EN'  'math.dtd'>
<math:math xmlns:math="http://www.w3.org/1998/Math/MathML">
  <math:semantics>
    <math:mrow>
      <math:mrow>
        <math:msub>
          <math:mi>x</math:mi>
          <math:mn>2</math:mn>
        </math:msub>
        <math:mo math:stretchy="false">=</math:mo>
        <math:mfrac>
          <math:mrow>
            <math:mrow>
              <math:mo math:stretchy="false">−</math:mo>
              <math:mn>8</math:mn>
            </math:mrow>
            <math:mo math:stretchy="false">+</math:mo>
            <math:mn>4</math:mn>
          </math:mrow>
          <math:mn>2</math:mn>
        </math:mfrac>
      </math:mrow>
      <math:mo math:stretchy="false">=</math:mo>
      <math:mrow>
        <math:mo math:stretchy="false">−</math:mo>
        <math:mn>2</math:mn>
      </math:mrow>
    </math:mrow>
    <math:annotation math:encoding="StarMath 5.0">x_2 = {-8 + 4} over {2} = -2</math:annotation>
  </math:semantics>
</math:math>
</file>